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186567939618615" calcext:value-type="float">
            <text:p>-0.186567939618615</text:p>
          </table:table-cell>
          <table:table-cell office:value-type="float" office:value="-0.0442389865217219" calcext:value-type="float">
            <text:p>-0.044238986521722</text:p>
          </table:table-cell>
          <table:table-cell office:value-type="float" office:value="0.0683047549823901" calcext:value-type="float">
            <text:p>0.06830475498239</text:p>
          </table:table-cell>
          <table:table-cell office:value-type="float" office:value="0.0670404539093755" calcext:value-type="float">
            <text:p>0.067040453909376</text:p>
          </table:table-cell>
          <table:table-cell office:value-type="float" office:value="-1.74300459534303" calcext:value-type="float">
            <text:p>-1.74300459534303</text:p>
          </table:table-cell>
          <table:table-cell office:value-type="float" office:value="-0.186567939618615" calcext:value-type="float">
            <text:p>-0.186567939618615</text:p>
          </table:table-cell>
          <table:table-cell office:value-type="float" office:value="0.0683047549823901" calcext:value-type="float">
            <text:p>0.06830475498239</text:p>
          </table:table-cell>
          <table:table-cell office:value-type="float" office:value="-0.0442389865217219" calcext:value-type="float">
            <text:p>-0.044238986521722</text:p>
          </table:table-cell>
          <table:table-cell office:value-type="float" office:value="-1.24694543564614" calcext:value-type="float">
            <text:p>-1.24694543564614</text:p>
          </table:table-cell>
          <table:table-cell office:value-type="float" office:value="-2.57420893740931" calcext:value-type="float">
            <text:p>-2.57420893740931</text:p>
          </table:table-cell>
          <table:table-cell office:value-type="float" office:value="-0.5822122856805" calcext:value-type="float">
            <text:p>-0.5822122856805</text:p>
          </table:table-cell>
          <table:table-cell office:value-type="float" office:value="0.937913346266375" calcext:value-type="float">
            <text:p>0.93791334626637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1.95810547014856" calcext:value-type="float">
            <text:p>-1.95810547014856</text:p>
          </table:table-cell>
          <table:table-cell office:value-type="float" office:value="-1.54311803517782" calcext:value-type="float">
            <text:p>-1.54311803517782</text:p>
          </table:table-cell>
          <table:table-cell office:value-type="float" office:value="-2.15086792490054" calcext:value-type="float">
            <text:p>-2.15086792490054</text:p>
          </table:table-cell>
          <table:table-cell office:value-type="float" office:value="-0.16488563443284" calcext:value-type="float">
            <text:p>-0.16488563443284</text:p>
          </table:table-cell>
          <table:table-cell office:value-type="float" office:value="-1.70063614424229" calcext:value-type="float">
            <text:p>-1.70063614424229</text:p>
          </table:table-cell>
          <table:table-cell office:value-type="float" office:value="0.107787483979307" calcext:value-type="float">
            <text:p>0.107787483979307</text:p>
          </table:table-cell>
          <table:table-cell office:value-type="float" office:value="-2.15692664436118" calcext:value-type="float">
            <text:p>-2.15692664436118</text:p>
          </table:table-cell>
          <table:table-cell office:value-type="float" office:value="-1.73248942891089" calcext:value-type="float">
            <text:p>-1.73248942891089</text:p>
          </table:table-cell>
          <table:table-cell office:value-type="float" office:value="-2.52398906537153" calcext:value-type="float">
            <text:p>-2.52398906537153</text:p>
          </table:table-cell>
          <table:table-cell office:value-type="float" office:value="-3.35681873152327" calcext:value-type="float">
            <text:p>-3.35681873152327</text:p>
          </table:table-cell>
          <table:table-cell office:value-type="float" office:value="-1.71800495950896" calcext:value-type="float">
            <text:p>-1.71800495950896</text:p>
          </table:table-cell>
          <table:table-cell office:value-type="float" office:value="1.03009095619005" calcext:value-type="float">
            <text:p>1.0300909561900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2.39364694395796" calcext:value-type="float">
            <text:p>-2.39364694395796</text:p>
          </table:table-cell>
          <table:table-cell office:value-type="float" office:value="-3.25878612349623" calcext:value-type="float">
            <text:p>-3.25878612349623</text:p>
          </table:table-cell>
          <table:table-cell office:value-type="float" office:value="-1.31839005521966" calcext:value-type="float">
            <text:p>-1.31839005521966</text:p>
          </table:table-cell>
          <table:table-cell office:value-type="float" office:value="-0.292276741825731" calcext:value-type="float">
            <text:p>-0.292276741825731</text:p>
          </table:table-cell>
          <table:table-cell office:value-type="float" office:value="-8.70475814437212" calcext:value-type="float">
            <text:p>-8.70475814437212</text:p>
          </table:table-cell>
          <table:table-cell office:value-type="float" office:value="-2.35369322997802" calcext:value-type="float">
            <text:p>-2.35369322997802</text:p>
          </table:table-cell>
          <table:table-cell table:number-columns-repeated="2" office:value-type="float" office:value="-2.04365531366241" calcext:value-type="float">
            <text:p>-2.04365531366241</text:p>
          </table:table-cell>
          <table:table-cell office:value-type="float" office:value="-3.88330031392388" calcext:value-type="float">
            <text:p>-3.88330031392388</text:p>
          </table:table-cell>
          <table:table-cell office:value-type="float" office:value="-4.34577062882843" calcext:value-type="float">
            <text:p>-4.34577062882843</text:p>
          </table:table-cell>
          <table:table-cell office:value-type="float" office:value="-3.06379328089268" calcext:value-type="float">
            <text:p>-3.06379328089268</text:p>
          </table:table-cell>
          <table:table-cell office:value-type="float" office:value="2.30786101024739" calcext:value-type="float">
            <text:p>2.3078610102473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8.93199364027519" calcext:value-type="float">
            <text:p>-8.93199364027519</text:p>
          </table:table-cell>
          <table:table-cell office:value-type="float" office:value="-4.41864264059069" calcext:value-type="float">
            <text:p>-4.41864264059069</text:p>
          </table:table-cell>
          <table:table-cell office:value-type="float" office:value="-3.65942819626604" calcext:value-type="float">
            <text:p>-3.65942819626604</text:p>
          </table:table-cell>
          <table:table-cell office:value-type="float" office:value="-1.48004173340444" calcext:value-type="float">
            <text:p>-1.48004173340444</text:p>
          </table:table-cell>
          <table:table-cell office:value-type="float" office:value="-3.07713062934851" calcext:value-type="float">
            <text:p>-3.07713062934851</text:p>
          </table:table-cell>
          <table:table-cell office:value-type="float" office:value="-7.9106987633872" calcext:value-type="float">
            <text:p>-7.9106987633872</text:p>
          </table:table-cell>
          <table:table-cell office:value-type="float" office:value="-2.50064801290611" calcext:value-type="float">
            <text:p>-2.50064801290611</text:p>
          </table:table-cell>
          <table:table-cell office:value-type="float" office:value="-5.20193784509465" calcext:value-type="float">
            <text:p>-5.20193784509465</text:p>
          </table:table-cell>
          <table:table-cell office:value-type="float" office:value="-4.28747237161123" calcext:value-type="float">
            <text:p>-4.28747237161123</text:p>
          </table:table-cell>
          <table:table-cell office:value-type="float" office:value="-3.64555418323828" calcext:value-type="float">
            <text:p>-3.64555418323828</text:p>
          </table:table-cell>
          <table:table-cell office:value-type="float" office:value="-4.51135480161223" calcext:value-type="float">
            <text:p>-4.51135480161223</text:p>
          </table:table-cell>
          <table:table-cell office:value-type="float" office:value="2.31894133592552" calcext:value-type="float">
            <text:p>2.3189413359255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3.53143147141752" calcext:value-type="float">
            <text:p>-3.53143147141752</text:p>
          </table:table-cell>
          <table:table-cell office:value-type="float" office:value="-5.06775827074809" calcext:value-type="float">
            <text:p>-5.06775827074809</text:p>
          </table:table-cell>
          <table:table-cell office:value-type="float" office:value="-8.78233376609298" calcext:value-type="float">
            <text:p>-8.78233376609298</text:p>
          </table:table-cell>
          <table:table-cell office:value-type="float" office:value="-3.41724099956844" calcext:value-type="float">
            <text:p>-3.41724099956844</text:p>
          </table:table-cell>
          <table:table-cell office:value-type="float" office:value="-3.99232414780822" calcext:value-type="float">
            <text:p>-3.99232414780822</text:p>
          </table:table-cell>
          <table:table-cell office:value-type="float" office:value="-7.94889483370601" calcext:value-type="float">
            <text:p>-7.94889483370601</text:p>
          </table:table-cell>
          <table:table-cell office:value-type="float" office:value="-6.71040504244148" calcext:value-type="float">
            <text:p>-6.71040504244148</text:p>
          </table:table-cell>
          <table:table-cell office:value-type="float" office:value="-3.09217777984595" calcext:value-type="float">
            <text:p>-3.09217777984595</text:p>
          </table:table-cell>
          <table:table-cell office:value-type="float" office:value="-2.93737891484665" calcext:value-type="float">
            <text:p>-2.93737891484665</text:p>
          </table:table-cell>
          <table:table-cell office:value-type="float" office:value="-8.82531715062953" calcext:value-type="float">
            <text:p>-8.82531715062953</text:p>
          </table:table-cell>
          <table:table-cell office:value-type="float" office:value="-5.43052623771048" calcext:value-type="float">
            <text:p>-5.43052623771048</text:p>
          </table:table-cell>
          <table:table-cell office:value-type="float" office:value="2.41023397906352" calcext:value-type="float">
            <text:p>2.4102339790635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6.72828937717703" calcext:value-type="float">
            <text:p>-6.72828937717703</text:p>
          </table:table-cell>
          <table:table-cell office:value-type="float" office:value="-5.2997604971004" calcext:value-type="float">
            <text:p>-5.2997604971004</text:p>
          </table:table-cell>
          <table:table-cell office:value-type="float" office:value="-8.94855116810408" calcext:value-type="float">
            <text:p>-8.94855116810408</text:p>
          </table:table-cell>
          <table:table-cell office:value-type="float" office:value="-5.7800119645452" calcext:value-type="float">
            <text:p>-5.7800119645452</text:p>
          </table:table-cell>
          <table:table-cell office:value-type="float" office:value="-11.1443719797013" calcext:value-type="float">
            <text:p>-11.1443719797013</text:p>
          </table:table-cell>
          <table:table-cell office:value-type="float" office:value="-11.211550696349" calcext:value-type="float">
            <text:p>-11.211550696349</text:p>
          </table:table-cell>
          <table:table-cell office:value-type="float" office:value="-6.86542366634593" calcext:value-type="float">
            <text:p>-6.86542366634593</text:p>
          </table:table-cell>
          <table:table-cell office:value-type="float" office:value="-6.39948757317405" calcext:value-type="float">
            <text:p>-6.39948757317405</text:p>
          </table:table-cell>
          <table:table-cell office:value-type="float" office:value="-6.06967579973287" calcext:value-type="float">
            <text:p>-6.06967579973287</text:p>
          </table:table-cell>
          <table:table-cell office:value-type="float" office:value="-7.49211994985507" calcext:value-type="float">
            <text:p>-7.49211994985507</text:p>
          </table:table-cell>
          <table:table-cell office:value-type="float" office:value="-7.5939242672085" calcext:value-type="float">
            <text:p>-7.5939242672085</text:p>
          </table:table-cell>
          <table:table-cell office:value-type="float" office:value="2.13754253084153" calcext:value-type="float">
            <text:p>2.13754253084153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13.2609175809591" calcext:value-type="float">
            <text:p>-13.2609175809591</text:p>
          </table:table-cell>
          <table:table-cell office:value-type="float" office:value="-6.16578199213421" calcext:value-type="float">
            <text:p>-6.16578199213421</text:p>
          </table:table-cell>
          <table:table-cell office:value-type="float" office:value="-6.38181488732958" calcext:value-type="float">
            <text:p>-6.38181488732958</text:p>
          </table:table-cell>
          <table:table-cell office:value-type="float" office:value="-4.86617623689167" calcext:value-type="float">
            <text:p>-4.86617623689167</text:p>
          </table:table-cell>
          <table:table-cell office:value-type="float" office:value="-7.36850022976339" calcext:value-type="float">
            <text:p>-7.36850022976339</text:p>
          </table:table-cell>
          <table:table-cell office:value-type="float" office:value="-5.22943184871806" calcext:value-type="float">
            <text:p>-5.22943184871806</text:p>
          </table:table-cell>
          <table:table-cell office:value-type="float" office:value="-9.30635694779723" calcext:value-type="float">
            <text:p>-9.30635694779723</text:p>
          </table:table-cell>
          <table:table-cell office:value-type="float" office:value="-8.78206949554939" calcext:value-type="float">
            <text:p>-8.78206949554939</text:p>
          </table:table-cell>
          <table:table-cell office:value-type="float" office:value="-9.09252596710141" calcext:value-type="float">
            <text:p>-9.09252596710141</text:p>
          </table:table-cell>
          <table:table-cell office:value-type="float" office:value="-13.8857409171736" calcext:value-type="float">
            <text:p>-13.8857409171736</text:p>
          </table:table-cell>
          <table:table-cell office:value-type="float" office:value="-8.43393161034177" calcext:value-type="float">
            <text:p>-8.43393161034177</text:p>
          </table:table-cell>
          <table:table-cell office:value-type="float" office:value="3.12386188432582" calcext:value-type="float">
            <text:p>3.1238618843258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0.5545674972003" calcext:value-type="float">
            <text:p>-10.5545674972003</text:p>
          </table:table-cell>
          <table:table-cell office:value-type="float" office:value="-5.60796355617576" calcext:value-type="float">
            <text:p>-5.60796355617576</text:p>
          </table:table-cell>
          <table:table-cell office:value-type="float" office:value="-16.1391571314877" calcext:value-type="float">
            <text:p>-16.1391571314877</text:p>
          </table:table-cell>
          <table:table-cell office:value-type="float" office:value="-17.6252774035023" calcext:value-type="float">
            <text:p>-17.6252774035023</text:p>
          </table:table-cell>
          <table:table-cell office:value-type="float" office:value="-8.4485550882767" calcext:value-type="float">
            <text:p>-8.4485550882767</text:p>
          </table:table-cell>
          <table:table-cell office:value-type="float" office:value="-12.7769672589908" calcext:value-type="float">
            <text:p>-12.7769672589908</text:p>
          </table:table-cell>
          <table:table-cell office:value-type="float" office:value="-10.098276648137" calcext:value-type="float">
            <text:p>-10.098276648137</text:p>
          </table:table-cell>
          <table:table-cell office:value-type="float" office:value="-13.891764068723" calcext:value-type="float">
            <text:p>-13.891764068723</text:p>
          </table:table-cell>
          <table:table-cell office:value-type="float" office:value="-13.610919591883" calcext:value-type="float">
            <text:p>-13.610919591883</text:p>
          </table:table-cell>
          <table:table-cell office:value-type="float" office:value="-5.03992576105518" calcext:value-type="float">
            <text:p>-5.03992576105518</text:p>
          </table:table-cell>
          <table:table-cell office:value-type="float" office:value="-11.3793374005432" calcext:value-type="float">
            <text:p>-11.3793374005432</text:p>
          </table:table-cell>
          <table:table-cell office:value-type="float" office:value="4.20741421574395" calcext:value-type="float">
            <text:p>4.20741421574395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6.29833281253695" calcext:value-type="float">
            <text:p>-6.29833281253695</text:p>
          </table:table-cell>
          <table:table-cell office:value-type="float" office:value="-12.6325297793106" calcext:value-type="float">
            <text:p>-12.6325297793106</text:p>
          </table:table-cell>
          <table:table-cell office:value-type="float" office:value="-11.2061266323717" calcext:value-type="float">
            <text:p>-11.2061266323717</text:p>
          </table:table-cell>
          <table:table-cell office:value-type="float" office:value="-6.92575377670843" calcext:value-type="float">
            <text:p>-6.92575377670843</text:p>
          </table:table-cell>
          <table:table-cell office:value-type="float" office:value="-11.0085240488421" calcext:value-type="float">
            <text:p>-11.0085240488421</text:p>
          </table:table-cell>
          <table:table-cell office:value-type="float" office:value="-15.5749514098428" calcext:value-type="float">
            <text:p>-15.5749514098428</text:p>
          </table:table-cell>
          <table:table-cell office:value-type="float" office:value="-8.10574344198751" calcext:value-type="float">
            <text:p>-8.10574344198751</text:p>
          </table:table-cell>
          <table:table-cell office:value-type="float" office:value="-16.8168011521281" calcext:value-type="float">
            <text:p>-16.8168011521281</text:p>
          </table:table-cell>
          <table:table-cell office:value-type="float" office:value="-3.88783551516995" calcext:value-type="float">
            <text:p>-3.88783551516995</text:p>
          </table:table-cell>
          <table:table-cell office:value-type="float" office:value="-16.541920184476" calcext:value-type="float">
            <text:p>-16.541920184476</text:p>
          </table:table-cell>
          <table:table-cell office:value-type="float" office:value="-10.8998518753374" calcext:value-type="float">
            <text:p>-10.8998518753374</text:p>
          </table:table-cell>
          <table:table-cell office:value-type="float" office:value="4.54300945958679" calcext:value-type="float">
            <text:p>4.5430094595867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7.97153891775769" calcext:value-type="float">
            <text:p>-7.97153891775769</text:p>
          </table:table-cell>
          <table:table-cell office:value-type="float" office:value="-7.13001084090553" calcext:value-type="float">
            <text:p>-7.13001084090553</text:p>
          </table:table-cell>
          <table:table-cell office:value-type="float" office:value="-13.5285918477215" calcext:value-type="float">
            <text:p>-13.5285918477215</text:p>
          </table:table-cell>
          <table:table-cell office:value-type="float" office:value="-12.2321068991799" calcext:value-type="float">
            <text:p>-12.2321068991799</text:p>
          </table:table-cell>
          <table:table-cell office:value-type="float" office:value="-5.64068636068113" calcext:value-type="float">
            <text:p>-5.64068636068113</text:p>
          </table:table-cell>
          <table:table-cell office:value-type="float" office:value="-18.0829488804207" calcext:value-type="float">
            <text:p>-18.0829488804207</text:p>
          </table:table-cell>
          <table:table-cell office:value-type="float" office:value="-10.8854014665403" calcext:value-type="float">
            <text:p>-10.8854014665403</text:p>
          </table:table-cell>
          <table:table-cell office:value-type="float" office:value="-7.94821110314272" calcext:value-type="float">
            <text:p>-7.94821110314272</text:p>
          </table:table-cell>
          <table:table-cell office:value-type="float" office:value="-14.9834971752447" calcext:value-type="float">
            <text:p>-14.9834971752447</text:p>
          </table:table-cell>
          <table:table-cell office:value-type="float" office:value="-12.2273792310512" calcext:value-type="float">
            <text:p>-12.2273792310512</text:p>
          </table:table-cell>
          <table:table-cell office:value-type="float" office:value="-11.0630372722645" calcext:value-type="float">
            <text:p>-11.0630372722645</text:p>
          </table:table-cell>
          <table:table-cell office:value-type="float" office:value="3.91027400473109" calcext:value-type="float">
            <text:p>3.91027400473109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6.2492693173854" calcext:value-type="float">
            <text:p>-6.2492693173854</text:p>
          </table:table-cell>
          <table:table-cell office:value-type="float" office:value="-10.2346312827088" calcext:value-type="float">
            <text:p>-10.2346312827088</text:p>
          </table:table-cell>
          <table:table-cell office:value-type="float" office:value="-15.3323607710558" calcext:value-type="float">
            <text:p>-15.3323607710558</text:p>
          </table:table-cell>
          <table:table-cell office:value-type="float" office:value="-17.666932130789" calcext:value-type="float">
            <text:p>-17.666932130789</text:p>
          </table:table-cell>
          <table:table-cell office:value-type="float" office:value="-8.23876215762223" calcext:value-type="float">
            <text:p>-8.23876215762223</text:p>
          </table:table-cell>
          <table:table-cell office:value-type="float" office:value="-21.1386171190562" calcext:value-type="float">
            <text:p>-21.1386171190562</text:p>
          </table:table-cell>
          <table:table-cell office:value-type="float" office:value="-19.2092675423304" calcext:value-type="float">
            <text:p>-19.2092675423304</text:p>
          </table:table-cell>
          <table:table-cell office:value-type="float" office:value="-13.1416930006938" calcext:value-type="float">
            <text:p>-13.1416930006938</text:p>
          </table:table-cell>
          <table:table-cell office:value-type="float" office:value="-13.7845752745312" calcext:value-type="float">
            <text:p>-13.7845752745312</text:p>
          </table:table-cell>
          <table:table-cell office:value-type="float" office:value="-20.7408241700775" calcext:value-type="float">
            <text:p>-20.7408241700775</text:p>
          </table:table-cell>
          <table:table-cell office:value-type="float" office:value="-14.573693276625" calcext:value-type="float">
            <text:p>-14.573693276625</text:p>
          </table:table-cell>
          <table:table-cell office:value-type="float" office:value="5.20354748435034" calcext:value-type="float">
            <text:p>5.20354748435034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0.6658826767516" calcext:value-type="float">
            <text:p>-10.6658826767516</text:p>
          </table:table-cell>
          <table:table-cell office:value-type="float" office:value="-16.3948639816706" calcext:value-type="float">
            <text:p>-16.3948639816706</text:p>
          </table:table-cell>
          <table:table-cell office:value-type="float" office:value="-6.14269418232155" calcext:value-type="float">
            <text:p>-6.14269418232155</text:p>
          </table:table-cell>
          <table:table-cell office:value-type="float" office:value="-9.01366479761224" calcext:value-type="float">
            <text:p>-9.01366479761224</text:p>
          </table:table-cell>
          <table:table-cell office:value-type="float" office:value="-19.8677799826285" calcext:value-type="float">
            <text:p>-19.8677799826285</text:p>
          </table:table-cell>
          <table:table-cell office:value-type="float" office:value="-21.1807142298066" calcext:value-type="float">
            <text:p>-21.1807142298066</text:p>
          </table:table-cell>
          <table:table-cell office:value-type="float" office:value="-14.0104529621203" calcext:value-type="float">
            <text:p>-14.0104529621203</text:p>
          </table:table-cell>
          <table:table-cell office:value-type="float" office:value="-12.3763479526586" calcext:value-type="float">
            <text:p>-12.3763479526586</text:p>
          </table:table-cell>
          <table:table-cell office:value-type="float" office:value="-23.8531090500376" calcext:value-type="float">
            <text:p>-23.8531090500376</text:p>
          </table:table-cell>
          <table:table-cell office:value-type="float" office:value="-12.8092060525062" calcext:value-type="float">
            <text:p>-12.8092060525062</text:p>
          </table:table-cell>
          <table:table-cell office:value-type="float" office:value="-14.6314715868114" calcext:value-type="float">
            <text:p>-14.6314715868114</text:p>
          </table:table-cell>
          <table:table-cell office:value-type="float" office:value="5.64305417518582" calcext:value-type="float">
            <text:p>5.64305417518582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5.5372687922236" calcext:value-type="float">
            <text:p>-15.5372687922236</text:p>
          </table:table-cell>
          <table:table-cell office:value-type="float" office:value="-20.6934479693866" calcext:value-type="float">
            <text:p>-20.6934479693866</text:p>
          </table:table-cell>
          <table:table-cell office:value-type="float" office:value="-22.8840186745866" calcext:value-type="float">
            <text:p>-22.8840186745866</text:p>
          </table:table-cell>
          <table:table-cell office:value-type="float" office:value="-22.9655957281367" calcext:value-type="float">
            <text:p>-22.9655957281367</text:p>
          </table:table-cell>
          <table:table-cell office:value-type="float" office:value="-19.3845756020982" calcext:value-type="float">
            <text:p>-19.3845756020982</text:p>
          </table:table-cell>
          <table:table-cell office:value-type="float" office:value="-22.71612741659" calcext:value-type="float">
            <text:p>-22.71612741659</text:p>
          </table:table-cell>
          <table:table-cell office:value-type="float" office:value="-28.2232128640114" calcext:value-type="float">
            <text:p>-28.2232128640114</text:p>
          </table:table-cell>
          <table:table-cell office:value-type="float" office:value="-19.6856741342784" calcext:value-type="float">
            <text:p>-19.6856741342784</text:p>
          </table:table-cell>
          <table:table-cell office:value-type="float" office:value="-18.4575961802589" calcext:value-type="float">
            <text:p>-18.4575961802589</text:p>
          </table:table-cell>
          <table:table-cell office:value-type="float" office:value="-16.8218968597439" calcext:value-type="float">
            <text:p>-16.8218968597439</text:p>
          </table:table-cell>
          <table:table-cell office:value-type="float" office:value="-20.7369414221314" calcext:value-type="float">
            <text:p>-20.7369414221314</text:p>
          </table:table-cell>
          <table:table-cell office:value-type="float" office:value="3.65199808420497" calcext:value-type="float">
            <text:p>3.65199808420497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4.9869293172041" calcext:value-type="float">
            <text:p>-24.9869293172041</text:p>
          </table:table-cell>
          <table:table-cell office:value-type="float" office:value="-28.3980835435957" calcext:value-type="float">
            <text:p>-28.3980835435957</text:p>
          </table:table-cell>
          <table:table-cell office:value-type="float" office:value="-12.7743172874461" calcext:value-type="float">
            <text:p>-12.7743172874461</text:p>
          </table:table-cell>
          <table:table-cell office:value-type="float" office:value="-12.2752789981397" calcext:value-type="float">
            <text:p>-12.2752789981397</text:p>
          </table:table-cell>
          <table:table-cell office:value-type="float" office:value="-5.80933380573354" calcext:value-type="float">
            <text:p>-5.80933380573354</text:p>
          </table:table-cell>
          <table:table-cell office:value-type="float" office:value="-22.6173408524655" calcext:value-type="float">
            <text:p>-22.6173408524655</text:p>
          </table:table-cell>
          <table:table-cell office:value-type="float" office:value="-14.278034685885" calcext:value-type="float">
            <text:p>-14.278034685885</text:p>
          </table:table-cell>
          <table:table-cell office:value-type="float" office:value="-22.4547428363594" calcext:value-type="float">
            <text:p>-22.4547428363594</text:p>
          </table:table-cell>
          <table:table-cell office:value-type="float" office:value="-19.5202588239545" calcext:value-type="float">
            <text:p>-19.5202588239545</text:p>
          </table:table-cell>
          <table:table-cell office:value-type="float" office:value="-18.4351297764634" calcext:value-type="float">
            <text:p>-18.4351297764634</text:p>
          </table:table-cell>
          <table:table-cell office:value-type="float" office:value="-18.1549449927247" calcext:value-type="float">
            <text:p>-18.1549449927247</text:p>
          </table:table-cell>
          <table:table-cell office:value-type="float" office:value="6.85490819029653" calcext:value-type="float">
            <text:p>6.85490819029653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9.8447989984274" calcext:value-type="float">
            <text:p>-19.8447989984274</text:p>
          </table:table-cell>
          <table:table-cell office:value-type="float" office:value="-20.2452151704497" calcext:value-type="float">
            <text:p>-20.2452151704497</text:p>
          </table:table-cell>
          <table:table-cell office:value-type="float" office:value="-19.305084710774" calcext:value-type="float">
            <text:p>-19.305084710774</text:p>
          </table:table-cell>
          <table:table-cell office:value-type="float" office:value="-22.3066429394742" calcext:value-type="float">
            <text:p>-22.3066429394742</text:p>
          </table:table-cell>
          <table:table-cell office:value-type="float" office:value="-23.7169498124352" calcext:value-type="float">
            <text:p>-23.7169498124352</text:p>
          </table:table-cell>
          <table:table-cell office:value-type="float" office:value="-11.8219637351212" calcext:value-type="float">
            <text:p>-11.8219637351212</text:p>
          </table:table-cell>
          <table:table-cell office:value-type="float" office:value="-9.15483102205874" calcext:value-type="float">
            <text:p>-9.15483102205874</text:p>
          </table:table-cell>
          <table:table-cell office:value-type="float" office:value="-10.8093726038176" calcext:value-type="float">
            <text:p>-10.8093726038176</text:p>
          </table:table-cell>
          <table:table-cell office:value-type="float" office:value="-24.4014749000687" calcext:value-type="float">
            <text:p>-24.4014749000687</text:p>
          </table:table-cell>
          <table:table-cell office:value-type="float" office:value="-24.710979093418" calcext:value-type="float">
            <text:p>-24.710979093418</text:p>
          </table:table-cell>
          <table:table-cell office:value-type="float" office:value="-18.6317312986045" calcext:value-type="float">
            <text:p>-18.6317312986045</text:p>
          </table:table-cell>
          <table:table-cell office:value-type="float" office:value="5.88325075311164" calcext:value-type="float">
            <text:p>5.88325075311164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6.1856560540678" calcext:value-type="float">
            <text:p>-26.1856560540678</text:p>
          </table:table-cell>
          <table:table-cell office:value-type="float" office:value="-16.252987336029" calcext:value-type="float">
            <text:p>-16.252987336029</text:p>
          </table:table-cell>
          <table:table-cell table:number-columns-repeated="2" office:value-type="float" office:value="-29.1911354866523" calcext:value-type="float">
            <text:p>-29.1911354866523</text:p>
          </table:table-cell>
          <table:table-cell office:value-type="float" office:value="-27.4666263053049" calcext:value-type="float">
            <text:p>-27.4666263053049</text:p>
          </table:table-cell>
          <table:table-cell office:value-type="float" office:value="-22.9890008970766" calcext:value-type="float">
            <text:p>-22.9890008970766</text:p>
          </table:table-cell>
          <table:table-cell office:value-type="float" office:value="-18.338167138685" calcext:value-type="float">
            <text:p>-18.338167138685</text:p>
          </table:table-cell>
          <table:table-cell office:value-type="float" office:value="-22.9890008970766" calcext:value-type="float">
            <text:p>-22.9890008970766</text:p>
          </table:table-cell>
          <table:table-cell table:number-columns-repeated="2" office:value-type="float" office:value="-27.8111859518614" calcext:value-type="float">
            <text:p>-27.8111859518614</text:p>
          </table:table-cell>
          <table:table-cell office:value-type="float" office:value="-24.8226081505267" calcext:value-type="float">
            <text:p>-24.8226081505267</text:p>
          </table:table-cell>
          <table:table-cell office:value-type="float" office:value="4.55936881075656" calcext:value-type="float">
            <text:p>4.55936881075656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027051399614874683, -0.02537155508517408, -0.2644786905920071, -0.48347291241215284]</text:p>
          </table:table-cell>
          <table:table-cell office:value-type="string" calcext:value-type="string">
            <text:p>[0.012735695503474087, -0.06333463420835628, -0.15007561897157906, 0.02371861158957378]</text:p>
          </table:table-cell>
          <table:table-cell office:value-type="string" calcext:value-type="string">
            <text:p>[-0.14395200354480053, 0.13788724851783174, 0.1725129064441444, 0.10677086851238471]</text:p>
          </table:table-cell>
          <table:table-cell office:value-type="string" calcext:value-type="string">
            <text:p>[0.039087024297523865, -0.1467216742027988, 0.0459098053105067, 0.3298866602322703]</text:p>
          </table:table-cell>
          <table:table-cell office:value-type="string" calcext:value-type="string">
            <text:p>[-0.3768619077926916, -1.2125374700358016, -2.387297726657689, -2.9953212768859316]</text:p>
          </table:table-cell>
          <table:table-cell office:value-type="string" calcext:value-type="string">
            <text:p>[0.027051399614874683, -0.02537155508517408, -0.2644786905920071, -0.48347291241215284]</text:p>
          </table:table-cell>
          <table:table-cell office:value-type="string" calcext:value-type="string">
            <text:p>[-0.14395200354480053, 0.13788724851783174, 0.1725129064441444, 0.10677086851238471]</text:p>
          </table:table-cell>
          <table:table-cell office:value-type="string" calcext:value-type="string">
            <text:p>[0.012735695503474087, -0.06333463420835628, -0.15007561897157906, 0.02371861158957378]</text:p>
          </table:table-cell>
          <table:table-cell office:value-type="string" calcext:value-type="string">
            <text:p>[-0.27383816882311507, -0.3758806795970182, -1.2238088592384733, -3.114254034925956]</text:p>
          </table:table-cell>
          <table:table-cell office:value-type="string" calcext:value-type="string">
            <text:p>[-4.557693530481233, -1.5299705498118543, -2.035532634494186, -2.173639034849972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1.2279333900270917, -0.6438447785462875, -1.9159856029384636, -4.0446581090823885]</text:p>
          </table:table-cell>
          <table:table-cell office:value-type="string" calcext:value-type="string">
            <text:p>[-0.17829867076133432, -0.4670872468351295, -1.9212430774705913, -3.6058431456442053]</text:p>
          </table:table-cell>
          <table:table-cell office:value-type="string" calcext:value-type="string">
            <text:p>[-1.4365856073049743, -0.6700687340228884, -1.963937159653928, -4.53288019862037]</text:p>
          </table:table-cell>
          <table:table-cell office:value-type="string" calcext:value-type="string">
            <text:p>[0.14078503206994553, -0.12431174565790126, -0.26528257725200177, -0.4107332468914038]</text:p>
          </table:table-cell>
          <table:table-cell office:value-type="string" calcext:value-type="string">
            <text:p>[-0.7860494443118649, -1.0730780289204267, -2.177811586368228, -2.765605517368641]</text:p>
          </table:table-cell>
          <table:table-cell office:value-type="string" calcext:value-type="string">
            <text:p>[-0.2038838564236256, -0.002990471391117744, 0.2227692605617837, 0.4152550031701896]</text:p>
          </table:table-cell>
          <table:table-cell office:value-type="string" calcext:value-type="string">
            <text:p>[-5.612855934469652, -0.7414040360516294, -0.840970092797777, -1.432476514125658]</text:p>
          </table:table-cell>
          <table:table-cell office:value-type="string" calcext:value-type="string">
            <text:p>[-0.12165017394034638, -0.7299111944922165, -2.3851269842773304, -3.693269362933682]</text:p>
          </table:table-cell>
          <table:table-cell office:value-type="string" calcext:value-type="string">
            <text:p>[-5.761060769536508, -0.7265259192078988, -1.1088289855580413, -2.4995405871836684]</text:p>
          </table:table-cell>
          <table:table-cell office:value-type="string" calcext:value-type="string">
            <text:p>[-6.524666250928957, -0.9953943774323237, -1.9284191706121057, -3.978795127119694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5.73715891799631, -0.7259354596652834, -1.1453049094054313, -1.9661884887647973]</text:p>
          </table:table-cell>
          <table:table-cell office:value-type="string" calcext:value-type="string">
            <text:p>[-5.230550282643365, -1.828476748868324, -2.6787701352922966, -3.2973473271809217]</text:p>
          </table:table-cell>
          <table:table-cell office:value-type="string" calcext:value-type="string">
            <text:p>[-0.07823515202631803, -1.008945440554987, -2.30147048311804, -1.884909145179292]</text:p>
          </table:table-cell>
          <table:table-cell office:value-type="string" calcext:value-type="string">
            <text:p>[-0.06870603095006089, -0.18951545788992163, -0.3867811349383521, -0.5241043435245896]</text:p>
          </table:table-cell>
          <table:table-cell office:value-type="string" calcext:value-type="string">
            <text:p>[-30.679493784400247, -0.864037500094117, -1.216347128284645, -2.0591541647094758]</text:p>
          </table:table-cell>
          <table:table-cell office:value-type="string" calcext:value-type="string">
            <text:p>[-3.8819825394523555, -0.9369493510432925, -1.740129159440773, -2.8557118699756634]</text:p>
          </table:table-cell>
          <table:table-cell table:number-columns-repeated="2" office:value-type="string" calcext:value-type="string">
            <text:p>[-1.4625714726113292, -0.3664829516458745, -2.009799238879051, -4.335767591513373]</text:p>
          </table:table-cell>
          <table:table-cell office:value-type="string" calcext:value-type="string">
            <text:p>[-4.336005322484793, -2.149655803297823, -3.425555074338038, -5.621985055574852]</text:p>
          </table:table-cell>
          <table:table-cell office:value-type="string" calcext:value-type="string">
            <text:p>[-1.018654543187636, -1.973848170283099, -5.479489993398201, -8.911089808444794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25.079849866982084, -1.424109584501565, -3.2754760603764144, -5.948539049240686]</text:p>
          </table:table-cell>
          <table:table-cell office:value-type="string" calcext:value-type="string">
            <text:p>[-3.93890027034407, -1.5106327911416306, -4.012542097041361, -8.212495403835707]</text:p>
          </table:table-cell>
          <table:table-cell office:value-type="string" calcext:value-type="string">
            <text:p>[-4.9568631003641395, -2.1909101057326907, -3.403311748589055, -4.0866278303782755]</text:p>
          </table:table-cell>
          <table:table-cell office:value-type="string" calcext:value-type="string">
            <text:p>[-0.4029733314213413, -0.2663411771800961, -1.3368335478469051, -3.914018877169423]</text:p>
          </table:table-cell>
          <table:table-cell office:value-type="string" calcext:value-type="string">
            <text:p>[-4.65851741018104, -1.0982131410569806, -2.319339129965492, -4.2324528361905145]</text:p>
          </table:table-cell>
          <table:table-cell office:value-type="string" calcext:value-type="string">
            <text:p>[-23.068257844228924, -1.2942050918491432, -2.9430526274951907, -4.337279489975554]</text:p>
          </table:table-cell>
          <table:table-cell office:value-type="string" calcext:value-type="string">
            <text:p>[-5.758329081703528, -0.5403738013087356, -1.3646468092750608, -2.3392423593371126]</text:p>
          </table:table-cell>
          <table:table-cell office:value-type="string" calcext:value-type="string">
            <text:p>[-2.3381609539480985, -1.7427964204097313, -5.103159853126149, -11.623634152894603]</text:p>
          </table:table-cell>
          <table:table-cell office:value-type="string" calcext:value-type="string">
            <text:p>[-1.703106956612821, -1.0813044931627713, -4.081179180395189, -10.284298856274155]</text:p>
          </table:table-cell>
          <table:table-cell office:value-type="string" calcext:value-type="string">
            <text:p>[-6.06286980891082, -0.8951252113876151, -2.2061826251840833, -5.418039087470605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0.2692904988482958, -1.589953897798635, -5.035765010518922, -7.230716478504218]</text:p>
          </table:table-cell>
          <table:table-cell office:value-type="string" calcext:value-type="string">
            <text:p>[-4.3404239900417085, -2.4894370925323983, -4.966645924357849, -8.474526076060407]</text:p>
          </table:table-cell>
          <table:table-cell office:value-type="string" calcext:value-type="string">
            <text:p>[-23.32251993851, -1.3881811849935533, -3.1221758974666614, -7.29645804340171]</text:p>
          </table:table-cell>
          <table:table-cell office:value-type="string" calcext:value-type="string">
            <text:p>[-4.366225378338484, -2.2630132974404082, -3.3576570379200588, -3.6820682845748243]</text:p>
          </table:table-cell>
          <table:table-cell office:value-type="string" calcext:value-type="string">
            <text:p>[-6.795747088273396, -1.1679053588553812, -2.81974153009108, -5.185902614013038]</text:p>
          </table:table-cell>
          <table:table-cell office:value-type="string" calcext:value-type="string">
            <text:p>[-17.955112930582317, -2.542394250297031, -4.002449458297419, -7.295622695647275]</text:p>
          </table:table-cell>
          <table:table-cell office:value-type="string" calcext:value-type="string">
            <text:p>[-6.760227515222339, -1.627470110576379, -6.0602186728742735, -12.39370387109291]</text:p>
          </table:table-cell>
          <table:table-cell office:value-type="string" calcext:value-type="string">
            <text:p>[-1.7296656940149369, -1.0167169336673831, -3.1023277581451847, -6.520000733556297]</text:p>
          </table:table-cell>
          <table:table-cell office:value-type="string" calcext:value-type="string">
            <text:p>[-2.4882165957480717, -1.071346756405811, -2.8185424366748757, -5.371409870557842]</text:p>
          </table:table-cell>
          <table:table-cell office:value-type="string" calcext:value-type="string">
            <text:p>[-4.5214473406155475, -3.5848458083958645, -9.827941323851386, -17.367034129655302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0.9661681251712517, -2.471211452061617, -8.292925625824111, -15.182852305651128]</text:p>
          </table:table-cell>
          <table:table-cell office:value-type="string" calcext:value-type="string">
            <text:p>[-6.541465120961876, -2.162489463590278, -4.649414577320221, -7.8456728265292375]</text:p>
          </table:table-cell>
          <table:table-cell office:value-type="string" calcext:value-type="string">
            <text:p>[-1.0126212182290262, -3.3793899434314767, -11.12676923919198, -20.275424271563814]</text:p>
          </table:table-cell>
          <table:table-cell office:value-type="string" calcext:value-type="string">
            <text:p>[-0.7210147554860491, -2.8184339723297036, -7.247228788534876, -12.333370341830152]</text:p>
          </table:table-cell>
          <table:table-cell office:value-type="string" calcext:value-type="string">
            <text:p>[-23.41136973213427, -3.516654150354026, -6.729641819770871, -10.919822216546082]</text:p>
          </table:table-cell>
          <table:table-cell office:value-type="string" calcext:value-type="string">
            <text:p>[-32.19781105144517, -2.464672397533274, -3.9629894959004153, -6.220729840517225]</text:p>
          </table:table-cell>
          <table:table-cell office:value-type="string" calcext:value-type="string">
            <text:p>[-5.788492330170691, -3.669123992237444, -7.6999494706411875, -10.304128872334406]</text:p>
          </table:table-cell>
          <table:table-cell office:value-type="string" calcext:value-type="string">
            <text:p>[-9.267311274643575, -1.9165174090638226, -4.928952620218197, -9.48516898877061]</text:p>
          </table:table-cell>
          <table:table-cell office:value-type="string" calcext:value-type="string">
            <text:p>[-6.021114886063006, -3.108413585945824, -6.175971611996256, -8.973203114926399]</text:p>
          </table:table-cell>
          <table:table-cell office:value-type="string" calcext:value-type="string">
            <text:p>[-18.436957126963517, -2.7709831222791026, -4.089530011680198, -4.671009538497484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34.22429699605982, -3.837442907200983, -5.6867248201286635, -9.295205600447009]</text:p>
          </table:table-cell>
          <table:table-cell office:value-type="string" calcext:value-type="string">
            <text:p>[-1.9774575362076163, -2.5024119228401975, -7.337646621898886, -12.845611887590147]</text:p>
          </table:table-cell>
          <table:table-cell office:value-type="string" calcext:value-type="string">
            <text:p>[-4.023177850213089, -3.2830439557407054, -7.040232944223779, -11.180804799140764]</text:p>
          </table:table-cell>
          <table:table-cell office:value-type="string" calcext:value-type="string">
            <text:p>[-5.695574223043276, -1.8123278353906036, -4.608514038352385, -7.348288850780427]</text:p>
          </table:table-cell>
          <table:table-cell office:value-type="string" calcext:value-type="string">
            <text:p>[-7.455574802647624, -3.038378828876964, -6.764063152415711, -12.215984135113267]</text:p>
          </table:table-cell>
          <table:table-cell office:value-type="string" calcext:value-type="string">
            <text:p>[-4.877818369850528, -3.072147650557988, -5.207371085642776, -7.76039028882094]</text:p>
          </table:table-cell>
          <table:table-cell office:value-type="string" calcext:value-type="string">
            <text:p>[-4.444265394423574, -4.59418355911223, -10.96297489251632, -17.22400394513677]</text:p>
          </table:table-cell>
          <table:table-cell office:value-type="string" calcext:value-type="string">
            <text:p>[-3.981080146212812, -3.0686616948671253, -9.934657848168982, -18.143878292948656]</text:p>
          </table:table-cell>
          <table:table-cell office:value-type="string" calcext:value-type="string">
            <text:p>[-11.09910497225204, -3.93477594810141, -7.768392987567041, -13.567829960485135]</text:p>
          </table:table-cell>
          <table:table-cell office:value-type="string" calcext:value-type="string">
            <text:p>[-18.01802910523971, -6.505787400422247, -12.42269690676434, -18.596450256268238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7.98626302431773, -3.8315404452385016, -10.22229769854961, -20.17816882069543]</text:p>
          </table:table-cell>
          <table:table-cell office:value-type="string" calcext:value-type="string">
            <text:p>[-9.042732855785896, -2.1601322723207472, -4.180929149688684, -7.048059946907714]</text:p>
          </table:table-cell>
          <table:table-cell office:value-type="string" calcext:value-type="string">
            <text:p>[-9.500513177321857, -6.981402255776303, -18.14338185264337, -29.931331240209303]</text:p>
          </table:table-cell>
          <table:table-cell office:value-type="string" calcext:value-type="string">
            <text:p>[-47.591168790496184, -3.8295780076673225, -6.778790569163617, -12.301572246682113]</text:p>
          </table:table-cell>
          <table:table-cell office:value-type="string" calcext:value-type="string">
            <text:p>[-11.072812622142836, -3.5040219091146074, -6.820853385242942, -12.396532436606433]</text:p>
          </table:table-cell>
          <table:table-cell office:value-type="string" calcext:value-type="string">
            <text:p>[-35.34960752520622, -3.1053496144074044, -5.105671461632455, -7.547240434717017]</text:p>
          </table:table-cell>
          <table:table-cell office:value-type="string" calcext:value-type="string">
            <text:p>[-17.983035016522543, -3.651890939425728, -7.278895935923302, -11.479284700676384]</text:p>
          </table:table-cell>
          <table:table-cell office:value-type="string" calcext:value-type="string">
            <text:p>[-23.675517008358348, -3.2551530943670803, -9.225465965633827, -19.410920206532655]</text:p>
          </table:table-cell>
          <table:table-cell office:value-type="string" calcext:value-type="string">
            <text:p>[-37.24857183354007, -3.3295395060626953, -5.561170833606055, -8.304396194323305]</text:p>
          </table:table-cell>
          <table:table-cell office:value-type="string" calcext:value-type="string">
            <text:p>[-5.280391587108002, -2.452585229801252, -4.834053920945514, -7.592672306365933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8.515397194459396, -2.6484260420190475, -4.91658016462595, -9.112927849043405]</text:p>
          </table:table-cell>
          <table:table-cell office:value-type="string" calcext:value-type="string">
            <text:p>[-33.22112659589087, -3.365806668745064, -5.1173083985746715, -8.825877454031584]</text:p>
          </table:table-cell>
          <table:table-cell office:value-type="string" calcext:value-type="string">
            <text:p>[-14.209796481097392, -3.0512333072713727, -8.607685373926133, -18.955791367191786]</text:p>
          </table:table-cell>
          <table:table-cell office:value-type="string" calcext:value-type="string">
            <text:p>[-4.46302492938111, -2.6955881699480377, -7.484782599771367, -13.059619407733214]</text:p>
          </table:table-cell>
          <table:table-cell office:value-type="string" calcext:value-type="string">
            <text:p>[-25.918832213729214, -4.041167008297153, -5.804158641263779, -8.269938332078297]</text:p>
          </table:table-cell>
          <table:table-cell office:value-type="string" calcext:value-type="string">
            <text:p>[-33.0219102214417, -5.091236453845505, -10.421076885373349, -13.765582078710658]</text:p>
          </table:table-cell>
          <table:table-cell office:value-type="string" calcext:value-type="string">
            <text:p>[-17.824628006090947, -3.650301420166291, -4.9982864530372595, -5.949757888655549]</text:p>
          </table:table-cell>
          <table:table-cell office:value-type="string" calcext:value-type="string">
            <text:p>[-25.201047783430752, -6.396825222147018, -13.86491927247655, -21.804412330458156]</text:p>
          </table:table-cell>
          <table:table-cell office:value-type="string" calcext:value-type="string">
            <text:p>[-5.257059481937243, -2.46872371963609, -3.6859460014214918, -4.139612857684982]</text:p>
          </table:table-cell>
          <table:table-cell office:value-type="string" calcext:value-type="string">
            <text:p>[-34.58471041906699, -4.762233152410533, -8.446816259217126, -18.373920907209417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4.15719887221544, -4.132887943697994, -9.040974652106426, -14.555094203010889]</text:p>
          </table:table-cell>
          <table:table-cell office:value-type="string" calcext:value-type="string">
            <text:p>[-9.431992582238014, -3.793788483983107, -6.203675655008367, -9.09058664239264]</text:p>
          </table:table-cell>
          <table:table-cell office:value-type="string" calcext:value-type="string">
            <text:p>[-32.85899758254827, -3.741759619787266, -6.942490512559707, -10.571119675990559]</text:p>
          </table:table-cell>
          <table:table-cell office:value-type="string" calcext:value-type="string">
            <text:p>[-9.647713552228332, -5.286741625662739, -10.540182188252277, -23.4537902305763]</text:p>
          </table:table-cell>
          <table:table-cell office:value-type="string" calcext:value-type="string">
            <text:p>[-4.700487595102021, -3.1614758020833023, -6.012216002134152, -8.688566043405043]</text:p>
          </table:table-cell>
          <table:table-cell office:value-type="string" calcext:value-type="string">
            <text:p>[-37.3994906112391, -7.525906952403538, -11.470765181800079, -15.935632776239972]</text:p>
          </table:table-cell>
          <table:table-cell office:value-type="string" calcext:value-type="string">
            <text:p>[-20.21496438667296, -4.06396819147643, -7.338953060879216, -11.923720227132684]</text:p>
          </table:table-cell>
          <table:table-cell office:value-type="string" calcext:value-type="string">
            <text:p>[-7.173808182741381, -2.9170684138154046, -7.737884782274795, -13.964083033739282]</text:p>
          </table:table-cell>
          <table:table-cell office:value-type="string" calcext:value-type="string">
            <text:p>[-36.132451358458376, -5.2174262356608825, -7.56675583821611, -11.017355268643314]</text:p>
          </table:table-cell>
          <table:table-cell office:value-type="string" calcext:value-type="string">
            <text:p>[-23.6837159316742, -4.089161614686443, -7.988910777190461, -13.147728600653474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.470365794916353, -2.971169961286413, -6.709492179177623, -10.8460493341612]</text:p>
          </table:table-cell>
          <table:table-cell office:value-type="string" calcext:value-type="string">
            <text:p>[-18.53048908855508, -4.1136690472653115, -7.453411710122015, -10.840955284892884]</text:p>
          </table:table-cell>
          <table:table-cell office:value-type="string" calcext:value-type="string">
            <text:p>[-25.258361884323712, -4.615953166765729, -10.838969670545161, -20.61615836258874]</text:p>
          </table:table-cell>
          <table:table-cell office:value-type="string" calcext:value-type="string">
            <text:p>[-32.70662087804899, -5.405013918126134, -12.636333959782696, -19.919759767198308]</text:p>
          </table:table-cell>
          <table:table-cell office:value-type="string" calcext:value-type="string">
            <text:p>[-18.654523359805395, -3.369131380357171, -4.788333615217821, -6.143060275108514]</text:p>
          </table:table-cell>
          <table:table-cell office:value-type="string" calcext:value-type="string">
            <text:p>[-33.36322182626725, -7.707856255888701, -16.816566033430448, -26.66682436063834]</text:p>
          </table:table-cell>
          <table:table-cell office:value-type="string" calcext:value-type="string">
            <text:p>[-39.40759576183594, -5.62392860897436, -11.538487454632307, -20.26705834387892]</text:p>
          </table:table-cell>
          <table:table-cell office:value-type="string" calcext:value-type="string">
            <text:p>[-33.61954736493207, -2.9627275497394967, -5.449442441834629, -10.535054646268938]</text:p>
          </table:table-cell>
          <table:table-cell office:value-type="string" calcext:value-type="string">
            <text:p>[-33.10464500404626, -3.726195782726638, -6.747130272889046, -11.56033003846273]</text:p>
          </table:table-cell>
          <table:table-cell office:value-type="string" calcext:value-type="string">
            <text:p>[-57.780473866242986, -4.728035781960327, -7.474226917889748, -12.9805601142168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21.714098910206282, -3.695907044780844, -6.842897370552503, -10.410627381466831]</text:p>
          </table:table-cell>
          <table:table-cell office:value-type="string" calcext:value-type="string">
            <text:p>[-38.44535576351782, -4.463419945857261, -8.649465553041114, -14.021214664266246]</text:p>
          </table:table-cell>
          <table:table-cell office:value-type="string" calcext:value-type="string">
            <text:p>[-7.558887432672701, -3.2942559807626504, -5.429792227799712, -8.287841088051117]</text:p>
          </table:table-cell>
          <table:table-cell office:value-type="string" calcext:value-type="string">
            <text:p>[-11.547420422233001, -3.648833370550353, -8.09531658178917, -12.763088815876422]</text:p>
          </table:table-cell>
          <table:table-cell office:value-type="string" calcext:value-type="string">
            <text:p>[-59.37908963335754, -5.166306769254869, -6.254336428794294, -8.671387099107196]</text:p>
          </table:table-cell>
          <table:table-cell office:value-type="string" calcext:value-type="string">
            <text:p>[-60.8229189348322, -4.881464702185356, -7.449581937650329, -11.568891344558363]</text:p>
          </table:table-cell>
          <table:table-cell office:value-type="string" calcext:value-type="string">
            <text:p>[-21.02978873203338, -5.882257597700757, -12.295773780644904, -16.833991738102117]</text:p>
          </table:table-cell>
          <table:table-cell office:value-type="string" calcext:value-type="string">
            <text:p>[-32.72376060974664, -3.7376450487143, -5.413158151462527, -7.630828000711021]</text:p>
          </table:table-cell>
          <table:table-cell office:value-type="string" calcext:value-type="string">
            <text:p>[-49.071602746430145, -7.638957006352598, -14.672251094206823, -24.02962535316093]</text:p>
          </table:table-cell>
          <table:table-cell office:value-type="string" calcext:value-type="string">
            <text:p>[-18.59841548593677, -4.2959328002650565, -10.221029526935087, -18.12144639688793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11.309644892632376, -8.136082665509402, -16.41017666935427, -26.293170941398202]</text:p>
          </table:table-cell>
          <table:table-cell office:value-type="string" calcext:value-type="string">
            <text:p>[-51.13956888101161, -6.723612469656359, -10.660678904737164, -14.249931622141144]</text:p>
          </table:table-cell>
          <table:table-cell office:value-type="string" calcext:value-type="string">
            <text:p>[-52.85709871637722, -8.256825673656332, -12.565985905290123, -17.856164403022802]</text:p>
          </table:table-cell>
          <table:table-cell office:value-type="string" calcext:value-type="string">
            <text:p>[-58.03702219037059, -7.215237975186217, -10.66443639570791, -15.945686351281974]</text:p>
          </table:table-cell>
          <table:table-cell office:value-type="string" calcext:value-type="string">
            <text:p>[-39.03341373146452, -5.569896408637298, -10.686192252403949, -22.248800015886893]</text:p>
          </table:table-cell>
          <table:table-cell office:value-type="string" calcext:value-type="string">
            <text:p>[-59.42422941340999, -6.991632613178123, -10.193651678932202, -14.254995960839612]</text:p>
          </table:table-cell>
          <table:table-cell office:value-type="string" calcext:value-type="string">
            <text:p>[-53.034539751392565, -9.811541642481592, -19.27988688315352, -30.766883179018013]</text:p>
          </table:table-cell>
          <table:table-cell office:value-type="string" calcext:value-type="string">
            <text:p>[-55.59286254977016, -4.71800721501614, -7.95271962915729, -10.479107143170086]</text:p>
          </table:table-cell>
          <table:table-cell office:value-type="string" calcext:value-type="string">
            <text:p>[-34.54932018002079, -7.2059654289076125, -13.094194073735043, -18.98090503837222]</text:p>
          </table:table-cell>
          <table:table-cell office:value-type="string" calcext:value-type="string">
            <text:p>[-47.21687344713865, -4.451102941932117, -6.399258023634413, -9.220353026270445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52.59412328350128, -8.218451679607263, -15.7548767822542, -23.38026552345378]</text:p>
          </table:table-cell>
          <table:table-cell office:value-type="string" calcext:value-type="string">
            <text:p>[-81.28706141609136, -7.34683894775463, -10.066852143526518, -14.891581667010435]</text:p>
          </table:table-cell>
          <table:table-cell office:value-type="string" calcext:value-type="string">
            <text:p>[-34.26072354711567, -3.6137883512835645, -5.5802857582166965, -7.642471493168457]</text:p>
          </table:table-cell>
          <table:table-cell office:value-type="string" calcext:value-type="string">
            <text:p>[-20.963359556199656, -5.808864794143642, -9.64596153855739, -12.68293010365802]</text:p>
          </table:table-cell>
          <table:table-cell office:value-type="string" calcext:value-type="string">
            <text:p>[-4.410303638401558, -4.227880776807957, -6.586297914653505, -8.012852893071143]</text:p>
          </table:table-cell>
          <table:table-cell office:value-type="string" calcext:value-type="string">
            <text:p>[-62.74645011849251, -5.528656126563103, -8.733821006753729, -13.460436158052747]</text:p>
          </table:table-cell>
          <table:table-cell office:value-type="string" calcext:value-type="string">
            <text:p>[-37.65896812623257, -3.320319682489248, -6.147791164729455, -9.985059770088633]</text:p>
          </table:table-cell>
          <table:table-cell office:value-type="string" calcext:value-type="string">
            <text:p>[-65.53508912250874, -4.836769136208252, -7.474884236896218, -11.972228849824496]</text:p>
          </table:table-cell>
          <table:table-cell office:value-type="string" calcext:value-type="string">
            <text:p>[-51.10514671954765, -6.144422962828022, -8.520713286963865, -12.310752326478426]</text:p>
          </table:table-cell>
          <table:table-cell office:value-type="string" calcext:value-type="string">
            <text:p>[-49.734028760865435, -5.647313540935195, -7.862189276647102, -10.49698752740591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43.14870201456979, -6.149345263044048, -9.72494312974228, -20.356205586353404]</text:p>
          </table:table-cell>
          <table:table-cell office:value-type="string" calcext:value-type="string">
            <text:p>[-59.62191461139212, -5.389518962986983, -6.551513561772304, -9.417913545647206]</text:p>
          </table:table-cell>
          <table:table-cell office:value-type="string" calcext:value-type="string">
            <text:p>[-57.27796630553264, -4.916204338439845, -6.5652597886401765, -8.460908410483148]</text:p>
          </table:table-cell>
          <table:table-cell office:value-type="string" calcext:value-type="string">
            <text:p>[-65.18532857209482, -6.216372622038024, -7.264222043395785, -10.560648520368176]</text:p>
          </table:table-cell>
          <table:table-cell office:value-type="string" calcext:value-type="string">
            <text:p>[-69.52151385716267, -5.866318568599205, -9.447505028909319, -10.032461795069825]</text:p>
          </table:table-cell>
          <table:table-cell office:value-type="string" calcext:value-type="string">
            <text:p>[-21.392776238575916, -5.795379486571783, -8.568432555446437, -11.531266659890704]</text:p>
          </table:table-cell>
          <table:table-cell office:value-type="string" calcext:value-type="string">
            <text:p>[-14.765430124006574, -5.338370115523361, -7.342453419791939, -9.173070428913066]</text:p>
          </table:table-cell>
          <table:table-cell office:value-type="string" calcext:value-type="string">
            <text:p>[-19.82698868920043, -4.733281553731472, -7.298275126373266, -11.37894504596504]</text:p>
          </table:table-cell>
          <table:table-cell office:value-type="string" calcext:value-type="string">
            <text:p>[-74.51773702615856, -6.035511464033894, -7.4601719385325005, -9.592479171549861]</text:p>
          </table:table-cell>
          <table:table-cell office:value-type="string" calcext:value-type="string">
            <text:p>[-68.59727064895658, -6.7210579812089, -10.300338169733747, -13.225249573772736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82.21964363654295, -6.326290601477735, -7.159424259897684, -9.037265718352906]</text:p>
          </table:table-cell>
          <table:table-cell office:value-type="string" calcext:value-type="string">
            <text:p>[-43.128010713087846, -6.223791991206196, -6.973058118579223, -8.687088521242536]</text:p>
          </table:table-cell>
          <table:table-cell table:number-columns-repeated="2" office:value-type="string" calcext:value-type="string">
            <text:p>[-92.39112046051822, -7.18950161844405, -7.74642692931371, -9.437492938333158]</text:p>
          </table:table-cell>
          <table:table-cell office:value-type="string" calcext:value-type="string">
            <text:p>[-88.09257473568731, -5.976831800747817, -7.043439988372802, -8.753658696411847]</text:p>
          </table:table-cell>
          <table:table-cell office:value-type="string" calcext:value-type="string">
            <text:p>[-69.84749987444626, -6.760136892284119, -6.7416304962852225, -8.606736325290587]</text:p>
          </table:table-cell>
          <table:table-cell office:value-type="string" calcext:value-type="string">
            <text:p>[-52.107426045398576, -5.716584362067345, -6.84884860906021, -8.6798095382139]</text:p>
          </table:table-cell>
          <table:table-cell office:value-type="string" calcext:value-type="string">
            <text:p>[-69.84749987444626, -6.760136892284119, -6.7416304962852225, -8.606736325290587]</text:p>
          </table:table-cell>
          <table:table-cell table:number-columns-repeated="2" office:value-type="string" calcext:value-type="string">
            <text:p>[-89.71958005549297, -6.174682043628166, -6.733766496763827, -8.616715211560866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4472181620844793, 0.47135713474245733, 0.5332261841157914, 0.6115263468844395]</text:p>
          </table:table-cell>
          <table:table-cell office:value-type="string" calcext:value-type="string">
            <text:p>[0.244164060853554, 0.47168992336137827, 0.5325855302188224, 0.6083541707977517]</text:p>
          </table:table-cell>
          <table:table-cell office:value-type="string" calcext:value-type="string">
            <text:p>[0.24658664468138167, 0.47067062563190765, 0.5307857438925752, 0.6079342176251864]</text:p>
          </table:table-cell>
          <table:table-cell office:value-type="string" calcext:value-type="string">
            <text:p>[0.2437100046707575, 0.47214064627152447, 0.5316601117186093, 0.6066570291146147]</text:p>
          </table:table-cell>
          <table:table-cell office:value-type="string" calcext:value-type="string">
            <text:p>[0.24597912392930568, 0.4767713862864718, 0.5445882718896314, 0.6262737143875424]</text:p>
          </table:table-cell>
          <table:table-cell office:value-type="string" calcext:value-type="string">
            <text:p>[0.24472181620844793, 0.47135713474245733, 0.5332261841157914, 0.6115263468844395]</text:p>
          </table:table-cell>
          <table:table-cell office:value-type="string" calcext:value-type="string">
            <text:p>[0.24658664468138167, 0.47067062563190765, 0.5307857438925752, 0.6079342176251864]</text:p>
          </table:table-cell>
          <table:table-cell office:value-type="string" calcext:value-type="string">
            <text:p>[0.244164060853554, 0.47168992336137827, 0.5325855302188224, 0.6083541707977517]</text:p>
          </table:table-cell>
          <table:table-cell office:value-type="string" calcext:value-type="string">
            <text:p>[0.24496332643857474, 0.47297688413239614, 0.5381420151173758, 0.6272154087966877]</text:p>
          </table:table-cell>
          <table:table-cell office:value-type="string" calcext:value-type="string">
            <text:p>[0.29923040826037894, 0.4780118982819646, 0.5421696849810391, 0.6217190205768928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498551682737007, 0.47328613721550034, 0.5409368369512217, 0.633038332071245]</text:p>
          </table:table-cell>
          <table:table-cell office:value-type="string" calcext:value-type="string">
            <text:p>[0.24544114228879108, 0.47326572679888257, 0.5406104929511493, 0.6299596267591014]</text:p>
          </table:table-cell>
          <table:table-cell office:value-type="string" calcext:value-type="string">
            <text:p>[0.24806669105172174, 0.4739203999810012, 0.5407623543434436, 0.635335814358931]</text:p>
          </table:table-cell>
          <table:table-cell office:value-type="string" calcext:value-type="string">
            <text:p>[0.24378736046286703, 0.47199979634381445, 0.5330706896935108, 0.6115460243530358]</text:p>
          </table:table-cell>
          <table:table-cell office:value-type="string" calcext:value-type="string">
            <text:p>[0.24810819570607756, 0.47592867266583894, 0.5433339099182851, 0.6248688764236712]</text:p>
          </table:table-cell>
          <table:table-cell office:value-type="string" calcext:value-type="string">
            <text:p>[0.2462710969886574, 0.47134460634002623, 0.5306349038428072, 0.6058174330239446]</text:p>
          </table:table-cell>
          <table:table-cell office:value-type="string" calcext:value-type="string">
            <text:p>[0.2764062533838758, 0.4749442698945024, 0.5364433758335844, 0.6173697117151727]</text:p>
          </table:table-cell>
          <table:table-cell office:value-type="string" calcext:value-type="string">
            <text:p>[0.24709903254731994, 0.4742736827163793, 0.5429144283999291, 0.6309412926402048]</text:p>
          </table:table-cell>
          <table:table-cell office:value-type="string" calcext:value-type="string">
            <text:p>[0.27671454036731535, 0.47484708151784094, 0.5379440226358961, 0.6237290244432998]</text:p>
          </table:table-cell>
          <table:table-cell office:value-type="string" calcext:value-type="string">
            <text:p>[0.2856006145998913, 0.4750983510696069, 0.5408984823722283, 0.631958940707679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7629239205207606, 0.4747887243891645, 0.5378526846209745, 0.6203952428878539]</text:p>
          </table:table-cell>
          <table:table-cell office:value-type="string" calcext:value-type="string">
            <text:p>[0.2505553838961813, 0.47961242067158893, 0.5453589990437417, 0.6281429915772626]</text:p>
          </table:table-cell>
          <table:table-cell office:value-type="string" calcext:value-type="string">
            <text:p>[0.24575868493576453, 0.47603478406353394, 0.5440411305294245, 0.6196691765715954]</text:p>
          </table:table-cell>
          <table:table-cell office:value-type="string" calcext:value-type="string">
            <text:p>[0.2447214940674972, 0.47191150727601905, 0.5338001179159227, 0.6119590834971131]</text:p>
          </table:table-cell>
          <table:table-cell office:value-type="string" calcext:value-type="string">
            <text:p>[0.31901602334768586, 0.47518954718457806, 0.53798260539976, 0.6211156910038609]</text:p>
          </table:table-cell>
          <table:table-cell office:value-type="string" calcext:value-type="string">
            <text:p>[0.24706822347674073, 0.47556609005680867, 0.5394944378841626, 0.6259166850154827]</text:p>
          </table:table-cell>
          <table:table-cell table:number-columns-repeated="2" office:value-type="string" calcext:value-type="string">
            <text:p>[0.2511096695731568, 0.47227313251358466, 0.5423576066244417, 0.6359398950838436]</text:p>
          </table:table-cell>
          <table:table-cell office:value-type="string" calcext:value-type="string">
            <text:p>[0.30383622827049667, 0.48121375134424316, 0.549927151459096, 0.6423101186081218]</text:p>
          </table:table-cell>
          <table:table-cell office:value-type="string" calcext:value-type="string">
            <text:p>[0.24803491292181304, 0.4802191931430851, 0.559521908866647, 0.6627260525655937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1118811206214714, 0.4774837925933877, 0.5491850607611849, 0.6458564216558409]</text:p>
          </table:table-cell>
          <table:table-cell office:value-type="string" calcext:value-type="string">
            <text:p>[0.24765554781682195, 0.47737613605116624, 0.5513164045273938, 0.6566735509110738]</text:p>
          </table:table-cell>
          <table:table-cell office:value-type="string" calcext:value-type="string">
            <text:p>[0.3009322054476468, 0.4808810657744641, 0.5496342564703461, 0.6339321824709875]</text:p>
          </table:table-cell>
          <table:table-cell office:value-type="string" calcext:value-type="string">
            <text:p>[0.24606233511759468, 0.47249670470423955, 0.5391756405068467, 0.6331667895544756]</text:p>
          </table:table-cell>
          <table:table-cell office:value-type="string" calcext:value-type="string">
            <text:p>[0.2499315050203239, 0.47628957095750274, 0.5421633852380365, 0.6337993477518011]</text:p>
          </table:table-cell>
          <table:table-cell office:value-type="string" calcext:value-type="string">
            <text:p>[0.3045764035059352, 0.47740814608496984, 0.5449574716602195, 0.6348253134030284]</text:p>
          </table:table-cell>
          <table:table-cell office:value-type="string" calcext:value-type="string">
            <text:p>[0.2768319014207504, 0.4738681078099776, 0.5387967003380701, 0.6224881628302679]</text:p>
          </table:table-cell>
          <table:table-cell office:value-type="string" calcext:value-type="string">
            <text:p>[0.24788552119859866, 0.4793538297298663, 0.5570545190245517, 0.6791556975317211]</text:p>
          </table:table-cell>
          <table:table-cell office:value-type="string" calcext:value-type="string">
            <text:p>[0.24693861038956352, 0.47569258049947477, 0.5512520068088202, 0.6706172432421832]</text:p>
          </table:table-cell>
          <table:table-cell office:value-type="string" calcext:value-type="string">
            <text:p>[0.2768537466281799, 0.4755338372838628, 0.542503354557284, 0.6413444147461136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4683708619571038, 0.47800400729909276, 0.5569521002581934, 0.6525181833531264]</text:p>
          </table:table-cell>
          <table:table-cell office:value-type="string" calcext:value-type="string">
            <text:p>[0.24703137474729936, 0.48268046410292603, 0.5567495607409287, 0.6594567706402966]</text:p>
          </table:table-cell>
          <table:table-cell office:value-type="string" calcext:value-type="string">
            <text:p>[0.30427588498827385, 0.47756036768204, 0.5473191783358099, 0.6527766701923303]</text:p>
          </table:table-cell>
          <table:table-cell office:value-type="string" calcext:value-type="string">
            <text:p>[0.30450104417847823, 0.4815146649657253, 0.5489788803950479, 0.6307248998365812]</text:p>
          </table:table-cell>
          <table:table-cell office:value-type="string" calcext:value-type="string">
            <text:p>[0.2856141672556989, 0.4760243583760879, 0.5453275453088668, 0.6385259844108353]</text:p>
          </table:table-cell>
          <table:table-cell office:value-type="string" calcext:value-type="string">
            <text:p>[0.3008302776172427, 0.4819862374155618, 0.5513821513089875, 0.6515451883468591]</text:p>
          </table:table-cell>
          <table:table-cell office:value-type="string" calcext:value-type="string">
            <text:p>[0.2886718120349308, 0.47855761391714824, 0.5609888377636637, 0.682029415889277]</text:p>
          </table:table-cell>
          <table:table-cell office:value-type="string" calcext:value-type="string">
            <text:p>[0.25350359710258735, 0.47519055957717193, 0.5465672151703892, 0.6476743496290476]</text:p>
          </table:table-cell>
          <table:table-cell office:value-type="string" calcext:value-type="string">
            <text:p>[0.25454157874359273, 0.4755061972041906, 0.54471290503528, 0.6395214838009566]</text:p>
          </table:table-cell>
          <table:table-cell office:value-type="string" calcext:value-type="string">
            <text:p>[0.2472960760918547, 0.4874470822910757, 0.5819815761604091, 0.7140031730488259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4687494200101345, 0.48283746634238256, 0.5742475036498786, 0.6988467465785762]</text:p>
          </table:table-cell>
          <table:table-cell office:value-type="string" calcext:value-type="string">
            <text:p>[0.27756872629734286, 0.48076447398735234, 0.5552387352044202, 0.6564555634360769]</text:p>
          </table:table-cell>
          <table:table-cell office:value-type="string" calcext:value-type="string">
            <text:p>[0.2477386371016366, 0.4863098800631374, 0.5899814082648951, 0.7321356625412199]</text:p>
          </table:table-cell>
          <table:table-cell office:value-type="string" calcext:value-type="string">
            <text:p>[0.24871366790488877, 0.48396251854330163, 0.5687594942747485, 0.6832951382871896]</text:p>
          </table:table-cell>
          <table:table-cell office:value-type="string" calcext:value-type="string">
            <text:p>[0.3041606189032133, 0.48769239937601105, 0.5667356997912807, 0.6743804940733964]</text:p>
          </table:table-cell>
          <table:table-cell office:value-type="string" calcext:value-type="string">
            <text:p>[0.3398617278478052, 0.4826950298330149, 0.5515809857660527, 0.6460407100419511]</text:p>
          </table:table-cell>
          <table:table-cell office:value-type="string" calcext:value-type="string">
            <text:p>[0.302821571615517, 0.48842766375015334, 0.5728783560645471, 0.6703519931702802]</text:p>
          </table:table-cell>
          <table:table-cell office:value-type="string" calcext:value-type="string">
            <text:p>[0.2540200809638086, 0.4804147288903942, 0.5568233942968148, 0.6655249967947955]</text:p>
          </table:table-cell>
          <table:table-cell office:value-type="string" calcext:value-type="string">
            <text:p>[0.3102520811244633, 0.48511694283511564, 0.5640801636633683, 0.6611914347115762]</text:p>
          </table:table-cell>
          <table:table-cell office:value-type="string" calcext:value-type="string">
            <text:p>[0.30557160546653683, 0.48370712765805846, 0.5524037976049134, 0.6367799504822637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5236119595618537, 0.48818263645759924, 0.5612258049470581, 0.6644088371273785]</text:p>
          </table:table-cell>
          <table:table-cell office:value-type="string" calcext:value-type="string">
            <text:p>[0.2480980081228106, 0.4819613669090292, 0.5681570519699153, 0.6857867726636082]</text:p>
          </table:table-cell>
          <table:table-cell office:value-type="string" calcext:value-type="string">
            <text:p>[0.2556748176820647, 0.486269540055201, 0.5672144746711396, 0.6755079410048755]</text:p>
          </table:table-cell>
          <table:table-cell office:value-type="string" calcext:value-type="string">
            <text:p>[0.3153588397722475, 0.47821671073887645, 0.5549991511408806, 0.6532810490104554]</text:p>
          </table:table-cell>
          <table:table-cell office:value-type="string" calcext:value-type="string">
            <text:p>[0.24988035506858744, 0.4852633017866484, 0.5643968723858223, 0.6813728658920664]</text:p>
          </table:table-cell>
          <table:table-cell office:value-type="string" calcext:value-type="string">
            <text:p>[0.3046567098553381, 0.48494526745189775, 0.5580412562651439, 0.6558435585965784]</text:p>
          </table:table-cell>
          <table:table-cell office:value-type="string" calcext:value-type="string">
            <text:p>[0.26192848992223333, 0.4914176477452236, 0.5870446553821916, 0.7136770939888978]</text:p>
          </table:table-cell>
          <table:table-cell office:value-type="string" calcext:value-type="string">
            <text:p>[0.2542893407681628, 0.4830566562781234, 0.5811681737783927, 0.7173457334798958]</text:p>
          </table:table-cell>
          <table:table-cell office:value-type="string" calcext:value-type="string">
            <text:p>[0.299676586419769, 0.4894264245347527, 0.5709842214631473, 0.6904015731722933]</text:p>
          </table:table-cell>
          <table:table-cell office:value-type="string" calcext:value-type="string">
            <text:p>[0.30472167278871165, 0.49915820654150095, 0.595036114955705, 0.72040807125657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2775253792309783, 0.4876991475608643, 0.5832684755777153, 0.729977587568107]</text:p>
          </table:table-cell>
          <table:table-cell office:value-type="string" calcext:value-type="string">
            <text:p>[0.30471613940154196, 0.47949132054813753, 0.5513914480297196, 0.6502864657584585]</text:p>
          </table:table-cell>
          <table:table-cell office:value-type="string" calcext:value-type="string">
            <text:p>[0.25602883053324926, 0.5022695477641914, 0.6248807768614116, 0.7889828942085716]</text:p>
          </table:table-cell>
          <table:table-cell office:value-type="string" calcext:value-type="string">
            <text:p>[0.3977667076499085, 0.48885010890087044, 0.5646629194787621, 0.6837766446780806]</text:p>
          </table:table-cell>
          <table:table-cell office:value-type="string" calcext:value-type="string">
            <text:p>[0.30020517281243586, 0.4874982798239756, 0.5649237850502794, 0.6826129503021637]</text:p>
          </table:table-cell>
          <table:table-cell office:value-type="string" calcext:value-type="string">
            <text:p>[0.3540076415358099, 0.4846974958877561, 0.5568728290617087, 0.6542081109081614]</text:p>
          </table:table-cell>
          <table:table-cell office:value-type="string" calcext:value-type="string">
            <text:p>[0.3120367998829807, 0.486057123153717, 0.5680228113780543, 0.6779438936043629]</text:p>
          </table:table-cell>
          <table:table-cell office:value-type="string" calcext:value-type="string">
            <text:p>[0.30605463278144657, 0.48611296859351183, 0.5790006492182638, 0.7253578535901702]</text:p>
          </table:table-cell>
          <table:table-cell office:value-type="string" calcext:value-type="string">
            <text:p>[0.3536219851605583, 0.48569188747007885, 0.5593835946670427, 0.6585786520486893]</text:p>
          </table:table-cell>
          <table:table-cell office:value-type="string" calcext:value-type="string">
            <text:p>[0.3085482839424582, 0.48151176433057175, 0.5557511390215529, 0.6555340489958275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2814377405982478, 0.4820078502351129, 0.5573363602054221, 0.6630452514784592]</text:p>
          </table:table-cell>
          <table:table-cell office:value-type="string" calcext:value-type="string">
            <text:p>[0.3510052694550448, 0.4868918734997075, 0.5572622698818803, 0.662893508514325]</text:p>
          </table:table-cell>
          <table:table-cell office:value-type="string" calcext:value-type="string">
            <text:p>[0.30567374103351486, 0.48451601458659177, 0.5730335333034037, 0.7228571617111657]</text:p>
          </table:table-cell>
          <table:table-cell office:value-type="string" calcext:value-type="string">
            <text:p>[0.25385603382662, 0.48333497359466443, 0.5701260345643716, 0.6877634280191169]</text:p>
          </table:table-cell>
          <table:table-cell office:value-type="string" calcext:value-type="string">
            <text:p>[0.31278598824581777, 0.4878607861137313, 0.5609518572758655, 0.6587932272831885]</text:p>
          </table:table-cell>
          <table:table-cell office:value-type="string" calcext:value-type="string">
            <text:p>[0.33814330860602715, 0.4943472144976489, 0.5859065427793355, 0.6921744320350633]</text:p>
          </table:table-cell>
          <table:table-cell office:value-type="string" calcext:value-type="string">
            <text:p>[0.30398553165930897, 0.4871599734337092, 0.5567087443358879, 0.6445611112561775]</text:p>
          </table:table-cell>
          <table:table-cell office:value-type="string" calcext:value-type="string">
            <text:p>[0.3125233786240452, 0.4983214465972845, 0.6028393661658162, 0.7407305086075198]</text:p>
          </table:table-cell>
          <table:table-cell office:value-type="string" calcext:value-type="string">
            <text:p>[0.3094920479916513, 0.48284700832661726, 0.5512968840937924, 0.6330681048022508]</text:p>
          </table:table-cell>
          <table:table-cell office:value-type="string" calcext:value-type="string">
            <text:p>[0.33981945915422224, 0.49140807699261685, 0.5740642201888027, 0.7200950140558987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26072338071674306, 0.4895170541222354, 0.5782484056003275, 0.6967646259352044]</text:p>
          </table:table-cell>
          <table:table-cell office:value-type="string" calcext:value-type="string">
            <text:p>[0.3088805113389136, 0.488791808266408, 0.5625381848636963, 0.664113378703561]</text:p>
          </table:table-cell>
          <table:table-cell office:value-type="string" calcext:value-type="string">
            <text:p>[0.34252716570007824, 0.4887512493121758, 0.5678881073876488, 0.672360657435711]</text:p>
          </table:table-cell>
          <table:table-cell office:value-type="string" calcext:value-type="string">
            <text:p>[0.30325861148142624, 0.494333534983871, 0.5856610701611757, 0.7515153492457044]</text:p>
          </table:table-cell>
          <table:table-cell office:value-type="string" calcext:value-type="string">
            <text:p>[0.2702347793335378, 0.4840304400708809, 0.5626138404290036, 0.6607030237830925]</text:p>
          </table:table-cell>
          <table:table-cell office:value-type="string" calcext:value-type="string">
            <text:p>[0.346188047092792, 0.5066201541671066, 0.5917029370612785, 0.7045322532875891]</text:p>
          </table:table-cell>
          <table:table-cell office:value-type="string" calcext:value-type="string">
            <text:p>[0.31255283900237535, 0.4901420839189601, 0.5692262153686828, 0.6796624752052004]</text:p>
          </table:table-cell>
          <table:table-cell office:value-type="string" calcext:value-type="string">
            <text:p>[0.28919216546541665, 0.4823526893332787, 0.570672626328766, 0.6931975019333043]</text:p>
          </table:table-cell>
          <table:table-cell office:value-type="string" calcext:value-type="string">
            <text:p>[0.3450560158628224, 0.49598861440706, 0.5716818769283684, 0.6766724335766724]</text:p>
          </table:table-cell>
          <table:table-cell office:value-type="string" calcext:value-type="string">
            <text:p>[0.30564452975338613, 0.48930073940717844, 0.5734949208086075, 0.687343739439598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260479380327313, 0.4840056634915204, 0.5650644859527818, 0.6732329923903242]</text:p>
          </table:table-cell>
          <table:table-cell office:value-type="string" calcext:value-type="string">
            <text:p>[0.31705772120210163, 0.4883855345561862, 0.5718207891727639, 0.6757734176039153]</text:p>
          </table:table-cell>
          <table:table-cell office:value-type="string" calcext:value-type="string">
            <text:p>[0.3117498425781271, 0.4895074024188356, 0.5870966925484248, 0.732861766392788]</text:p>
          </table:table-cell>
          <table:table-cell office:value-type="string" calcext:value-type="string">
            <text:p>[0.33036778104059505, 0.49538513757030056, 0.5967880869352812, 0.7286304601427823]</text:p>
          </table:table-cell>
          <table:table-cell office:value-type="string" calcext:value-type="string">
            <text:p>[0.32344043001272593, 0.48651234597969095, 0.5554579079897374, 0.6455659571817596]</text:p>
          </table:table-cell>
          <table:table-cell office:value-type="string" calcext:value-type="string">
            <text:p>[0.3560572085387123, 0.5072272605218902, 0.6174363515590616, 0.7702392721712334]</text:p>
          </table:table-cell>
          <table:table-cell office:value-type="string" calcext:value-type="string">
            <text:p>[0.346111117968655, 0.4948155159359208, 0.5891340444100645, 0.7312649882404463]</text:p>
          </table:table-cell>
          <table:table-cell office:value-type="string" calcext:value-type="string">
            <text:p>[0.3620312706203686, 0.48380164567658324, 0.5585522702514288, 0.6714632464660155]</text:p>
          </table:table-cell>
          <table:table-cell office:value-type="string" calcext:value-type="string">
            <text:p>[0.35208302479242154, 0.48875553002321986, 0.5649706519964641, 0.6788276166827761]</text:p>
          </table:table-cell>
          <table:table-cell office:value-type="string" calcext:value-type="string">
            <text:p>[0.4416083565635346, 0.491970926317109, 0.5696855014676218, 0.6870483956753823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1467698245723186, 0.4886655948853958, 0.5655318644887258, 0.6711462433036636]</text:p>
          </table:table-cell>
          <table:table-cell office:value-type="string" calcext:value-type="string">
            <text:p>[0.3458516206071812, 0.49188886836539686, 0.5767340225273813, 0.6933727544824307]</text:p>
          </table:table-cell>
          <table:table-cell office:value-type="string" calcext:value-type="string">
            <text:p>[0.28854671338779303, 0.4862037637716137, 0.5594816868795014, 0.6578321151910637]</text:p>
          </table:table-cell>
          <table:table-cell office:value-type="string" calcext:value-type="string">
            <text:p>[0.2598287236855637, 0.4874022790208391, 0.5732687890584354, 0.6866611213865065]</text:p>
          </table:table-cell>
          <table:table-cell office:value-type="string" calcext:value-type="string">
            <text:p>[0.44959321808829655, 0.4952813956173533, 0.563007738837102, 0.6609973362325331]</text:p>
          </table:table-cell>
          <table:table-cell office:value-type="string" calcext:value-type="string">
            <text:p>[0.43806300270632537, 0.49375551914319465, 0.5701448824698421, 0.6778800125380617]</text:p>
          </table:table-cell>
          <table:table-cell office:value-type="string" calcext:value-type="string">
            <text:p>[0.31010416486711956, 0.49634009037000393, 0.5962887396549447, 0.7095931488061088]</text:p>
          </table:table-cell>
          <table:table-cell office:value-type="string" calcext:value-type="string">
            <text:p>[0.3517906673680259, 0.48698859723927373, 0.5595100187335827, 0.6549184990952504]</text:p>
          </table:table-cell>
          <table:table-cell office:value-type="string" calcext:value-type="string">
            <text:p>[0.42201674923437094, 0.5059915842792532, 0.6064998675394568, 0.7537056828893997]</text:p>
          </table:table-cell>
          <table:table-cell office:value-type="string" calcext:value-type="string">
            <text:p>[0.31002193203200334, 0.4898242473542724, 0.5837253072389611, 0.7187985425893446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292439593166819, 0.509575474893624, 0.6202603451567108, 0.7698761700326197]</text:p>
          </table:table-cell>
          <table:table-cell office:value-type="string" calcext:value-type="string">
            <text:p>[0.4171574686034195, 0.5031473274560028, 0.5869288706120853, 0.695899401057594]</text:p>
          </table:table-cell>
          <table:table-cell office:value-type="string" calcext:value-type="string">
            <text:p>[0.385204344855182, 0.5103373536643722, 0.5977271416378769, 0.7175488733479981]</text:p>
          </table:table-cell>
          <table:table-cell office:value-type="string" calcext:value-type="string">
            <text:p>[0.4432408886554261, 0.5030457245171878, 0.5864553217233363, 0.7051616026584504]</text:p>
          </table:table-cell>
          <table:table-cell office:value-type="string" calcext:value-type="string">
            <text:p>[0.3400110392468262, 0.4955267048173777, 0.5860594362783128, 0.7438076254362482]</text:p>
          </table:table-cell>
          <table:table-cell office:value-type="string" calcext:value-type="string">
            <text:p>[0.4506895994037127, 0.5037250080463517, 0.5827367291781979, 0.6952370492357485]</text:p>
          </table:table-cell>
          <table:table-cell office:value-type="string" calcext:value-type="string">
            <text:p>[0.3788556749687177, 0.517417899951784, 0.6327703922089168, 0.79399205898559]</text:p>
          </table:table-cell>
          <table:table-cell office:value-type="string" calcext:value-type="string">
            <text:p>[0.3948064018344761, 0.49251545348404857, 0.5725942884032823, 0.6722022172823899]</text:p>
          </table:table-cell>
          <table:table-cell office:value-type="string" calcext:value-type="string">
            <text:p>[0.3598396631441916, 0.505421375314032, 0.6013508354927962, 0.7241188261905909]</text:p>
          </table:table-cell>
          <table:table-cell office:value-type="string" calcext:value-type="string">
            <text:p>[0.39793384930979087, 0.4907192110907917, 0.5650335960215414, 0.663885019765226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792683202578684, 0.5093255777339035, 0.6148738102018612, 0.7500568601281581]</text:p>
          </table:table-cell>
          <table:table-cell office:value-type="string" calcext:value-type="string">
            <text:p>[0.47277152675886674, 0.5048616397316814, 0.5835613171309739, 0.6996838168773803]</text:p>
          </table:table-cell>
          <table:table-cell office:value-type="string" calcext:value-type="string">
            <text:p>[0.3582981985928831, 0.48799413097039646, 0.5605090232010345, 0.6549047237888987]</text:p>
          </table:table-cell>
          <table:table-cell office:value-type="string" calcext:value-type="string">
            <text:p>[0.32227906711536475, 0.49665373345520464, 0.5826446046070156, 0.6857333293746074]</text:p>
          </table:table-cell>
          <table:table-cell office:value-type="string" calcext:value-type="string">
            <text:p>[0.32557435430464293, 0.4904857931699502, 0.5663703919679476, 0.6573205617926706]</text:p>
          </table:table-cell>
          <table:table-cell office:value-type="string" calcext:value-type="string">
            <text:p>[0.46590808916391635, 0.4967961813489765, 0.5763890911154876, 0.689920641421062]</text:p>
          </table:table-cell>
          <table:table-cell office:value-type="string" calcext:value-type="string">
            <text:p>[0.380886759150778, 0.4865029496799167, 0.5627233403769271, 0.668747288420228]</text:p>
          </table:table-cell>
          <table:table-cell office:value-type="string" calcext:value-type="string">
            <text:p>[0.4845720157885866, 0.4942201419707722, 0.5680453764376449, 0.6801122808557979]</text:p>
          </table:table-cell>
          <table:table-cell office:value-type="string" calcext:value-type="string">
            <text:p>[0.4222080387701456, 0.5003459301877783, 0.5757513471317492, 0.6843904201318642]</text:p>
          </table:table-cell>
          <table:table-cell office:value-type="string" calcext:value-type="string">
            <text:p>[0.4110188750764046, 0.49617453003533823, 0.5731484438833273, 0.6706880643413209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4911619663647864, 0.4971623464928731, 0.5811057970229618, 0.7325015132126016]</text:p>
          </table:table-cell>
          <table:table-cell office:value-type="string" calcext:value-type="string">
            <text:p>[0.4531379278935352, 0.4967776879807528, 0.5654564575960198, 0.665238453098868]</text:p>
          </table:table-cell>
          <table:table-cell office:value-type="string" calcext:value-type="string">
            <text:p>[0.3963457582466197, 0.49235594955843415, 0.5656584172347819, 0.6589161381105169]</text:p>
          </table:table-cell>
          <table:table-cell office:value-type="string" calcext:value-type="string">
            <text:p>[0.48158753150855715, 0.5007166388468905, 0.5701509575236122, 0.6727598858389551]</text:p>
          </table:table-cell>
          <table:table-cell office:value-type="string" calcext:value-type="string">
            <text:p>[0.4758148364395174, 0.49802989712385726, 0.5808412861750623, 0.66849882748226]</text:p>
          </table:table-cell>
          <table:table-cell office:value-type="string" calcext:value-type="string">
            <text:p>[0.3263494495420512, 0.497159490242706, 0.5776994754802266, 0.677831002722882]</text:p>
          </table:table-cell>
          <table:table-cell office:value-type="string" calcext:value-type="string">
            <text:p>[0.32392706450040426, 0.49650364159003146, 0.5696421897205057, 0.6640600692823949]</text:p>
          </table:table-cell>
          <table:table-cell office:value-type="string" calcext:value-type="string">
            <text:p>[0.34888145468381476, 0.4935950226058676, 0.5707841035903463, 0.6777904043713981]</text:p>
          </table:table-cell>
          <table:table-cell office:value-type="string" calcext:value-type="string">
            <text:p>[0.5102766996008472, 0.49942187980769703, 0.5692394331411762, 0.6661116952312633]</text:p>
          </table:table-cell>
          <table:table-cell office:value-type="string" calcext:value-type="string">
            <text:p>[0.46586243054682924, 0.5008513999140068, 0.5842725670052422, 0.6882846422312721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807293659919433, 0.4993117079805627, 0.5692679989044956, 0.6625086078166553]</text:p>
          </table:table-cell>
          <table:table-cell office:value-type="string" calcext:value-type="string">
            <text:p>[0.4402265307389368, 0.5006619325215211, 0.5686760136323148, 0.6610151585637328]</text:p>
          </table:table-cell>
          <table:table-cell table:number-columns-repeated="2" office:value-type="string" calcext:value-type="string">
            <text:p>[0.5084358677518592, 0.5047217335126515, 0.5723379206115339, 0.6651842221175819]</text:p>
          </table:table-cell>
          <table:table-cell office:value-type="string" calcext:value-type="string">
            <text:p>[0.474107509875203, 0.49817446943621874, 0.569224621434882, 0.6614151924794115]</text:p>
          </table:table-cell>
          <table:table-cell office:value-type="string" calcext:value-type="string">
            <text:p>[0.5089690115155586, 0.5030983865652863, 0.5664671637156632, 0.6602214029210682]</text:p>
          </table:table-cell>
          <table:table-cell office:value-type="string" calcext:value-type="string">
            <text:p>[0.4235629691655529, 0.4980704918464165, 0.5679796754701025, 0.6608592997311248]</text:p>
          </table:table-cell>
          <table:table-cell office:value-type="string" calcext:value-type="string">
            <text:p>[0.5089690115155586, 0.5030983865652863, 0.5664671637156632, 0.6602214029210682]</text:p>
          </table:table-cell>
          <table:table-cell table:number-columns-repeated="2" office:value-type="string" calcext:value-type="string">
            <text:p>[0.5173965732774781, 0.5000987744364259, 0.5660068514051737, 0.6599778136451208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ap01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ap01']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ap07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3', 'dh04']</text:p>
          </table:table-cell>
          <table:table-cell office:value-type="string" calcext:value-type="string">
            <text:p>['dh04', 'dh10']</text:p>
          </table:table-cell>
          <table:table-cell office:value-type="string" calcext:value-type="string">
            <text:p>['ap05', 'dh05']</text:p>
          </table:table-cell>
          <table:table-cell office:value-type="string" calcext:value-type="string">
            <text:p>['ap01', 'dh10']</text:p>
          </table:table-cell>
          <table:table-cell office:value-type="string" calcext:value-type="string">
            <text:p>['dh02', 'dh06']</text:p>
          </table:table-cell>
          <table:table-cell office:value-type="string" calcext:value-type="string">
            <text:p>['dh02', 'dh03']</text:p>
          </table:table-cell>
          <table:table-cell office:value-type="string" calcext:value-type="string">
            <text:p>['ap04', 'dh03']</text:p>
          </table:table-cell>
          <table:table-cell office:value-type="string" calcext:value-type="string">
            <text:p>['dh01', 'dh04']</text:p>
          </table:table-cell>
          <table:table-cell office:value-type="string" calcext:value-type="string">
            <text:p>['ap04', 'dh10']</text:p>
          </table:table-cell>
          <table:table-cell office:value-type="string" calcext:value-type="string">
            <text:p>['ap04', 'ap05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4', 'dh03', 'dh07']</text:p>
          </table:table-cell>
          <table:table-cell office:value-type="string" calcext:value-type="string">
            <text:p>['ap03', 'ap06', 'dh06']</text:p>
          </table:table-cell>
          <table:table-cell office:value-type="string" calcext:value-type="string">
            <text:p>['ap01', 'dh01', 'dh09']</text:p>
          </table:table-cell>
          <table:table-cell office:value-type="string" calcext:value-type="string">
            <text:p>['ap01', 'dh01', 'dh10']</text:p>
          </table:table-cell>
          <table:table-cell office:value-type="string" calcext:value-type="string">
            <text:p>['ap04', 'ap07', 'dh02']</text:p>
          </table:table-cell>
          <table:table-cell office:value-type="string" calcext:value-type="string">
            <text:p>['ap06', 'dh04', 'dh05']</text:p>
          </table:table-cell>
          <table:table-cell table:number-columns-repeated="2" office:value-type="string" calcext:value-type="string">
            <text:p>['ap03', 'dh02', 'dh08']</text:p>
          </table:table-cell>
          <table:table-cell office:value-type="string" calcext:value-type="string">
            <text:p>['ap07', 'dh05', 'dh11']</text:p>
          </table:table-cell>
          <table:table-cell office:value-type="string" calcext:value-type="string">
            <text:p>['dh04', 'dh06', 'dh11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3', 'ap04', 'ap06', 'dh08']</text:p>
          </table:table-cell>
          <table:table-cell office:value-type="string" calcext:value-type="string">
            <text:p>['ap01', 'ap06', 'dh02', 'dh11']</text:p>
          </table:table-cell>
          <table:table-cell office:value-type="string" calcext:value-type="string">
            <text:p>['ap07', 'dh02', 'dh06', 'dh09']</text:p>
          </table:table-cell>
          <table:table-cell office:value-type="string" calcext:value-type="string">
            <text:p>['dh03', 'dh07', 'dh08', 'dh10']</text:p>
          </table:table-cell>
          <table:table-cell office:value-type="string" calcext:value-type="string">
            <text:p>['ap03', 'ap06', 'dh04', 'dh10']</text:p>
          </table:table-cell>
          <table:table-cell office:value-type="string" calcext:value-type="string">
            <text:p>['ap04', 'ap06', 'dh03', 'dh04']</text:p>
          </table:table-cell>
          <table:table-cell office:value-type="string" calcext:value-type="string">
            <text:p>['ap01', 'ap04', 'dh02', 'dh07']</text:p>
          </table:table-cell>
          <table:table-cell office:value-type="string" calcext:value-type="string">
            <text:p>['ap05', 'dh06', 'dh10', 'dh11']</text:p>
          </table:table-cell>
          <table:table-cell office:value-type="string" calcext:value-type="string">
            <text:p>['ap05', 'dh02', 'dh03', 'dh08']</text:p>
          </table:table-cell>
          <table:table-cell office:value-type="string" calcext:value-type="string">
            <text:p>['ap01', 'ap04', 'dh05', 'dh11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dh04', 'dh06', 'dh07', 'dh10']</text:p>
          </table:table-cell>
          <table:table-cell office:value-type="string" calcext:value-type="string">
            <text:p>['ap06', 'dh01', 'dh03', 'dh06', 'dh11']</text:p>
          </table:table-cell>
          <table:table-cell office:value-type="string" calcext:value-type="string">
            <text:p>['ap04', 'ap06', 'dh01', 'dh10', 'dh11']</text:p>
          </table:table-cell>
          <table:table-cell office:value-type="string" calcext:value-type="string">
            <text:p>['ap07', 'dh01', 'dh04', 'dh05', 'dh07']</text:p>
          </table:table-cell>
          <table:table-cell office:value-type="string" calcext:value-type="string">
            <text:p>['ap01', 'ap04', 'ap05', 'dh03', 'dh07']</text:p>
          </table:table-cell>
          <table:table-cell office:value-type="string" calcext:value-type="string">
            <text:p>['ap06', 'ap07', 'dh02', 'dh03', 'dh11']</text:p>
          </table:table-cell>
          <table:table-cell office:value-type="string" calcext:value-type="string">
            <text:p>['ap01', 'ap04', 'ap05', 'dh04', 'dh11']</text:p>
          </table:table-cell>
          <table:table-cell office:value-type="string" calcext:value-type="string">
            <text:p>['ap03', 'dh02', 'dh03', 'dh04', 'dh11']</text:p>
          </table:table-cell>
          <table:table-cell office:value-type="string" calcext:value-type="string">
            <text:p>['ap01', 'ap05', 'dh02', 'dh03', 'dh05']</text:p>
          </table:table-cell>
          <table:table-cell office:value-type="string" calcext:value-type="string">
            <text:p>['ap06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dh02', 'dh04', 'dh07', 'dh08', 'dh10', 'dh11']</text:p>
          </table:table-cell>
          <table:table-cell office:value-type="string" calcext:value-type="string">
            <text:p>['ap01', 'ap04', 'dh01', 'dh05', 'dh06', 'dh11']</text:p>
          </table:table-cell>
          <table:table-cell office:value-type="string" calcext:value-type="string">
            <text:p>['dh02', 'dh04', 'dh07', 'dh08', 'dh09', 'dh10']</text:p>
          </table:table-cell>
          <table:table-cell office:value-type="string" calcext:value-type="string">
            <text:p>['ap01', 'dh03', 'dh04', 'dh06', 'dh08', 'dh11']</text:p>
          </table:table-cell>
          <table:table-cell office:value-type="string" calcext:value-type="string">
            <text:p>['ap04', 'ap06', 'dh03', 'dh05', 'dh09', 'dh11']</text:p>
          </table:table-cell>
          <table:table-cell office:value-type="string" calcext:value-type="string">
            <text:p>['ap04', 'ap05', 'ap06', 'dh05', 'dh07', 'dh10']</text:p>
          </table:table-cell>
          <table:table-cell office:value-type="string" calcext:value-type="string">
            <text:p>['ap07', 'dh01', 'dh06', 'dh07', 'dh09', 'dh10']</text:p>
          </table:table-cell>
          <table:table-cell office:value-type="string" calcext:value-type="string">
            <text:p>['ap03', 'ap05', 'ap06', 'dh07', 'dh08', 'dh10']</text:p>
          </table:table-cell>
          <table:table-cell office:value-type="string" calcext:value-type="string">
            <text:p>['ap01', 'ap07', 'dh02', 'dh05', 'dh08', 'dh09']</text:p>
          </table:table-cell>
          <table:table-cell office:value-type="string" calcext:value-type="string">
            <text:p>['ap03', 'ap06', 'ap07', 'dh02', 'dh06', 'dh09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4', 'ap06', 'ap07', 'dh02', 'dh03', 'dh06', 'dh11']</text:p>
          </table:table-cell>
          <table:table-cell office:value-type="string" calcext:value-type="string">
            <text:p>['ap01', 'ap05', 'dh03', 'dh04', 'dh06', 'dh07', 'dh10']</text:p>
          </table:table-cell>
          <table:table-cell office:value-type="string" calcext:value-type="string">
            <text:p>['ap06', 'dh01', 'dh02', 'dh03', 'dh05', 'dh09', 'dh11']</text:p>
          </table:table-cell>
          <table:table-cell office:value-type="string" calcext:value-type="string">
            <text:p>['ap03', 'ap07', 'dh02', 'dh04', 'dh05', 'dh07', 'dh08']</text:p>
          </table:table-cell>
          <table:table-cell office:value-type="string" calcext:value-type="string">
            <text:p>['ap05', 'ap06', 'dh01', 'dh03', 'dh05', 'dh06', 'dh08']</text:p>
          </table:table-cell>
          <table:table-cell office:value-type="string" calcext:value-type="string">
            <text:p>['ap01', 'ap07', 'dh03', 'dh04', 'dh05', 'dh10', 'dh11']</text:p>
          </table:table-cell>
          <table:table-cell office:value-type="string" calcext:value-type="string">
            <text:p>['ap01', 'ap03', 'ap05', 'dh01', 'dh05', 'dh06', 'dh08']</text:p>
          </table:table-cell>
          <table:table-cell office:value-type="string" calcext:value-type="string">
            <text:p>['ap06', 'dh02', 'dh04', 'dh05', 'dh07', 'dh08', 'dh11']</text:p>
          </table:table-cell>
          <table:table-cell office:value-type="string" calcext:value-type="string">
            <text:p>['ap01', 'ap03', 'ap04', 'ap05', 'dh05', 'dh06', 'dh09']</text:p>
          </table:table-cell>
          <table:table-cell office:value-type="string" calcext:value-type="string">
            <text:p>['ap06', 'ap07', 'dh02', 'dh03', 'dh07', 'dh09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4', 'dh01', 'dh02', 'dh05', 'dh06', 'dh08', 'dh10', 'dh11']</text:p>
          </table:table-cell>
          <table:table-cell office:value-type="string" calcext:value-type="string">
            <text:p>['ap03', 'ap05', 'ap07', 'dh02', 'dh03', 'dh04', 'dh07', 'dh10']</text:p>
          </table:table-cell>
          <table:table-cell office:value-type="string" calcext:value-type="string">
            <text:p>['ap01', 'ap03', 'ap05', 'ap06', 'dh04', 'dh07', 'dh08', 'dh09']</text:p>
          </table:table-cell>
          <table:table-cell office:value-type="string" calcext:value-type="string">
            <text:p>['ap01', 'ap04', 'ap05', 'ap06', 'ap07', 'dh02', 'dh08', 'dh10']</text:p>
          </table:table-cell>
          <table:table-cell office:value-type="string" calcext:value-type="string">
            <text:p>['ap01', 'ap03', 'ap04', 'ap05', 'dh04', 'dh05', 'dh06', 'dh09']</text:p>
          </table:table-cell>
          <table:table-cell office:value-type="string" calcext:value-type="string">
            <text:p>['ap04', 'ap06', 'ap07', 'dh01', 'dh04', 'dh06', 'dh08', 'dh09']</text:p>
          </table:table-cell>
          <table:table-cell office:value-type="string" calcext:value-type="string">
            <text:p>['ap01', 'ap03', 'ap06', 'ap07', 'dh03', 'dh04', 'dh07', 'dh11']</text:p>
          </table:table-cell>
          <table:table-cell office:value-type="string" calcext:value-type="string">
            <text:p>['ap01', 'ap04', 'ap06', 'dh02', 'dh08', 'dh09', 'dh10', 'dh11']</text:p>
          </table:table-cell>
          <table:table-cell office:value-type="string" calcext:value-type="string">
            <text:p>['ap04', 'ap06', 'ap07', 'dh02', 'dh05', 'dh06', 'dh08', 'dh09']</text:p>
          </table:table-cell>
          <table:table-cell office:value-type="string" calcext:value-type="string">
            <text:p>['ap01', 'ap07', 'dh02', 'dh05', 'dh06', 'dh08', 'dh09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3', 'ap04', 'dh01', 'dh03', 'dh06', 'dh09', 'dh10', 'dh11']</text:p>
          </table:table-cell>
          <table:table-cell office:value-type="string" calcext:value-type="string">
            <text:p>['ap04', 'ap05', 'ap06', 'dh01', 'dh03', 'dh06', 'dh08', 'dh09', 'dh11']</text:p>
          </table:table-cell>
          <table:table-cell office:value-type="string" calcext:value-type="string">
            <text:p>['ap03', 'ap04', 'ap05', 'dh01', 'dh02', 'dh03', 'dh04', 'dh08', 'dh11']</text:p>
          </table:table-cell>
          <table:table-cell office:value-type="string" calcext:value-type="string">
            <text:p>['ap06', 'dh01', 'dh02', 'dh04', 'dh05', 'dh06', 'dh08', 'dh09', 'dh10']</text:p>
          </table:table-cell>
          <table:table-cell office:value-type="string" calcext:value-type="string">
            <text:p>['ap01', 'ap03', 'ap04', 'ap06', 'dh01', 'dh02', 'dh03', 'dh06', 'dh08']</text:p>
          </table:table-cell>
          <table:table-cell office:value-type="string" calcext:value-type="string">
            <text:p>['ap03', 'ap04', 'ap07', 'dh01', 'dh02', 'dh04', 'dh07', 'dh09', 'dh10']</text:p>
          </table:table-cell>
          <table:table-cell office:value-type="string" calcext:value-type="string">
            <text:p>['ap01', 'ap06', 'ap07', 'dh01', 'dh02', 'dh03', 'dh06', 'dh09', 'dh10']</text:p>
          </table:table-cell>
          <table:table-cell office:value-type="string" calcext:value-type="string">
            <text:p>['ap01', 'ap03', 'ap04', 'ap06', 'dh02', 'dh05', 'dh07', 'dh08', 'dh09']</text:p>
          </table:table-cell>
          <table:table-cell office:value-type="string" calcext:value-type="string">
            <text:p>['ap01', 'ap07', 'dh01', 'dh02', 'dh04', 'dh05', 'dh06', 'dh09', 'dh10']</text:p>
          </table:table-cell>
          <table:table-cell office:value-type="string" calcext:value-type="string">
            <text:p>['ap01', 'ap03', 'ap04', 'ap05', 'ap07', 'dh01', 'dh02', 'dh07', 'dh08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6', 'dh01', 'dh02', 'dh03', 'dh04', 'dh05', 'dh07', 'dh09', 'dh10', 'dh11']</text:p>
          </table:table-cell>
          <table:table-cell office:value-type="string" calcext:value-type="string">
            <text:p>['ap03', 'ap05', 'ap07', 'dh03', 'dh04', 'dh05', 'dh06', 'dh09', 'dh10', 'dh11']</text:p>
          </table:table-cell>
          <table:table-cell office:value-type="string" calcext:value-type="string">
            <text:p>['ap01', 'ap04', 'ap05', 'ap06', 'dh01', 'dh02', 'dh05', 'dh06', 'dh07', 'dh10']</text:p>
          </table:table-cell>
          <table:table-cell office:value-type="string" calcext:value-type="string">
            <text:p>['ap01', 'ap03', 'ap04', 'ap05', 'dh01', 'dh06', 'dh08', 'dh09', 'dh10', 'dh11']</text:p>
          </table:table-cell>
          <table:table-cell office:value-type="string" calcext:value-type="string">
            <text:p>['ap01', 'ap03', 'ap06', 'dh01', 'dh02', 'dh05', 'dh06', 'dh07', 'dh08', 'dh09']</text:p>
          </table:table-cell>
          <table:table-cell office:value-type="string" calcext:value-type="string">
            <text:p>['ap01', 'ap03', 'ap04', 'ap07', 'dh01', 'dh02', 'dh05', 'dh06', 'dh09', 'dh11']</text:p>
          </table:table-cell>
          <table:table-cell office:value-type="string" calcext:value-type="string">
            <text:p>['ap03', 'ap05', 'ap06', 'ap07', 'dh02', 'dh05', 'dh06', 'dh08', 'dh09', 'dh11']</text:p>
          </table:table-cell>
          <table:table-cell office:value-type="string" calcext:value-type="string">
            <text:p>['ap04', 'ap05', 'dh02', 'dh04', 'dh05', 'dh06', 'dh07', 'dh08', 'dh10', 'dh11']</text:p>
          </table:table-cell>
          <table:table-cell office:value-type="string" calcext:value-type="string">
            <text:p>['ap01', 'ap03', 'ap04', 'ap07', 'dh01', 'dh02', 'dh03', 'dh05', 'dh07', 'dh11']</text:p>
          </table:table-cell>
          <table:table-cell office:value-type="string" calcext:value-type="string">
            <text:p>['ap04', 'ap06', 'dh01', 'dh02', 'dh03', 'dh05', 'dh06', 'dh07', 'dh09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3', 'ap05', 'dh02', 'dh03', 'dh04', 'dh05', 'dh06', 'dh07', 'dh08', 'dh09', 'dh10']</text:p>
          </table:table-cell>
          <table:table-cell office:value-type="string" calcext:value-type="string">
            <text:p>['ap03', 'ap05', 'ap06', 'ap07', 'dh01', 'dh02', 'dh05', 'dh06', 'dh07', 'dh09', 'dh10']</text:p>
          </table:table-cell>
          <table:table-cell office:value-type="string" calcext:value-type="string">
            <text:p>['ap03', 'ap04', 'ap06', 'dh01', 'dh02', 'dh05', 'dh06', 'dh07', 'dh08', 'dh10', 'dh11']</text:p>
          </table:table-cell>
          <table:table-cell office:value-type="string" calcext:value-type="string">
            <text:p>['ap01', 'ap04', 'ap07', 'dh01', 'dh02', 'dh04', 'dh06', 'dh07', 'dh08', 'dh09', 'dh11']</text:p>
          </table:table-cell>
          <table:table-cell office:value-type="string" calcext:value-type="string">
            <text:p>['ap01', 'ap03', 'ap06', 'ap07', 'dh01', 'dh02', 'dh03', 'dh05', 'dh06', 'dh09', 'dh10']</text:p>
          </table:table-cell>
          <table:table-cell office:value-type="string" calcext:value-type="string">
            <text:p>['ap03', 'ap04', 'ap05', 'ap06', 'dh03', 'dh04', 'dh05', 'dh06', 'dh07', 'dh09', 'dh11']</text:p>
          </table:table-cell>
          <table:table-cell office:value-type="string" calcext:value-type="string">
            <text:p>['ap03', 'ap04', 'ap05', 'ap07', 'dh01', 'dh04', 'dh06', 'dh07', 'dh08', 'dh09', 'dh11']</text:p>
          </table:table-cell>
          <table:table-cell office:value-type="string" calcext:value-type="string">
            <text:p>['ap01', 'ap03', 'ap04', 'ap05', 'ap06', 'dh01', 'dh02', 'dh05', 'dh07', 'dh10', 'dh11']</text:p>
          </table:table-cell>
          <table:table-cell office:value-type="string" calcext:value-type="string">
            <text:p>['ap04', 'ap05', 'ap06', 'dh01', 'dh02', 'dh03', 'dh04', 'dh06', 'dh07', 'dh08', 'dh11']</text:p>
          </table:table-cell>
          <table:table-cell office:value-type="string" calcext:value-type="string">
            <text:p>['ap03', 'ap04', 'ap05', 'ap06', 'ap07', 'dh01', 'dh03', 'dh05', 'dh07', 'dh08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3', 'ap05', 'ap06', 'ap07', 'dh02', 'dh03', 'dh05', 'dh06', 'dh07', 'dh08', 'dh10', 'dh11']</text:p>
          </table:table-cell>
          <table:table-cell office:value-type="string" calcext:value-type="string">
            <text:p>['ap01', 'ap03', 'ap04', 'ap07', 'dh02', 'dh03', 'dh04', 'dh05', 'dh06', 'dh07', 'dh08', 'dh11']</text:p>
          </table:table-cell>
          <table:table-cell office:value-type="string" calcext:value-type="string">
            <text:p>['ap01', 'ap04', 'ap05', 'dh01', 'dh02', 'dh03', 'dh04', 'dh06', 'dh08', 'dh09', 'dh10', 'dh11']</text:p>
          </table:table-cell>
          <table:table-cell office:value-type="string" calcext:value-type="string">
            <text:p>['ap03', 'ap05', 'ap06', 'dh01', 'dh03', 'dh04', 'dh05', 'dh06', 'dh07', 'dh08', 'dh10', 'dh11']</text:p>
          </table:table-cell>
          <table:table-cell office:value-type="string" calcext:value-type="string">
            <text:p>['ap01', 'ap03', 'ap04', 'ap05', 'ap06', 'ap07', 'dh01', 'dh03', 'dh06', 'dh08', 'dh09', 'dh11']</text:p>
          </table:table-cell>
          <table:table-cell office:value-type="string" calcext:value-type="string">
            <text:p>['ap01', 'ap03', 'ap04', 'ap05', 'ap06', 'ap07', 'dh01', 'dh02', 'dh03', 'dh05', 'dh08', 'dh09']</text:p>
          </table:table-cell>
          <table:table-cell office:value-type="string" calcext:value-type="string">
            <text:p>['ap01', 'ap05', 'ap06', 'ap07', 'dh02', 'dh04', 'dh05', 'dh06', 'dh07', 'dh08', 'dh09', 'dh11']</text:p>
          </table:table-cell>
          <table:table-cell office:value-type="string" calcext:value-type="string">
            <text:p>['ap03', 'ap04', 'ap05', 'ap06', 'dh01', 'dh03', 'dh04', 'dh05', 'dh06', 'dh07', 'dh09', 'dh10']</text:p>
          </table:table-cell>
          <table:table-cell office:value-type="string" calcext:value-type="string">
            <text:p>['ap03', 'ap04', 'ap05', 'ap06', 'ap07', 'dh01', 'dh03', 'dh05', 'dh07', 'dh08', 'dh09', 'dh10']</text:p>
          </table:table-cell>
          <table:table-cell office:value-type="string" calcext:value-type="string">
            <text:p>['ap01', 'ap03', 'ap04', 'ap05', 'dh02', 'dh03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5', 'ap07', 'dh01', 'dh02', 'dh03', 'dh05', 'dh07', 'dh08', 'dh09', 'dh10', 'dh11']</text:p>
          </table:table-cell>
          <table:table-cell office:value-type="string" calcext:value-type="string">
            <text:p>['ap04', 'ap05', 'ap06', 'ap07', 'dh01', 'dh02', 'dh03', 'dh05', 'dh07', 'dh08', 'dh09', 'dh10', 'dh11']</text:p>
          </table:table-cell>
          <table:table-cell office:value-type="string" calcext:value-type="string">
            <text:p>['ap01', 'ap03', 'ap04', 'ap06', 'ap07', 'dh01', 'dh02', 'dh03', 'dh05', 'dh06', 'dh07', 'dh09', 'dh11']</text:p>
          </table:table-cell>
          <table:table-cell office:value-type="string" calcext:value-type="string">
            <text:p>['ap03', 'ap04', 'ap05', 'ap06', 'ap07', 'dh01', 'dh03', 'dh04', 'dh05', 'dh07', 'dh08', 'dh09', 'dh11']</text:p>
          </table:table-cell>
          <table:table-cell office:value-type="string" calcext:value-type="string">
            <text:p>['ap01', 'ap03', 'ap04', 'ap05', 'ap07', 'dh01', 'dh03', 'dh06', 'dh07', 'dh08', 'dh09', 'dh10', 'dh11']</text:p>
          </table:table-cell>
          <table:table-cell office:value-type="string" calcext:value-type="string">
            <text:p>['ap03', 'ap04', 'ap05', 'ap06', 'ap07', 'dh03', 'dh05', 'dh06', 'dh07', 'dh08', 'dh09', 'dh10', 'dh11']</text:p>
          </table:table-cell>
          <table:table-cell office:value-type="string" calcext:value-type="string">
            <text:p>['ap01', 'ap03', 'ap04', 'ap06', 'ap07', 'dh02', 'dh04', 'dh05', 'dh06', 'dh07', 'dh08', 'dh10', 'dh11']</text:p>
          </table:table-cell>
          <table:table-cell office:value-type="string" calcext:value-type="string">
            <text:p>['ap01', 'ap03', 'ap04', 'ap06', 'ap07', 'dh02', 'dh03', 'dh04', 'dh05', 'dh07', 'dh08', 'dh09', 'dh10']</text:p>
          </table:table-cell>
          <table:table-cell office:value-type="string" calcext:value-type="string">
            <text:p>['ap01', 'ap04', 'ap05', 'ap06', 'dh01', 'dh02', 'dh03', 'dh05', 'dh07', 'dh08', 'dh09', 'dh10', 'dh11']</text:p>
          </table:table-cell>
          <table:table-cell office:value-type="string" calcext:value-type="string">
            <text:p>['ap01', 'ap04', 'ap05', 'ap06', 'ap07', 'dh01', 'dh02', 'dh03', 'dh04', 'dh05', 'dh06', 'dh08', 'dh10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6', 'ap07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9', 'dh11']</text:p>
          </table:table-cell>
          <table:table-cell office:value-type="string" calcext:value-type="string">
            <text:p>['ap01', 'ap04', 'ap05', 'ap06', 'dh01', 'dh02', 'dh03', 'dh05', 'dh06', 'dh07', 'dh08', 'dh09', 'dh10', 'dh11']</text:p>
          </table:table-cell>
          <table:table-cell office:value-type="string" calcext:value-type="string">
            <text:p>['ap01', 'ap05', 'ap06', 'ap07', 'dh01', 'dh02', 'dh03', 'dh04', 'dh05', 'dh07', 'dh08', 'dh09', 'dh10', 'dh11']</text:p>
          </table:table-cell>
          <table:table-cell office:value-type="string" calcext:value-type="string">
            <text:p>['ap01', 'ap03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8', 'dh09', 'dh10', 'dh11']</text:p>
          </table:table-cell>
          <table:table-cell office:value-type="string" calcext:value-type="string">
            <text:p>['ap01', 'ap03', 'ap04', 'ap05', 'ap06', 'dh01', 'dh03', 'dh04', 'dh05', 'dh06', 'dh07', 'dh09', 'dh10', 'dh11']</text:p>
          </table:table-cell>
          <table:table-cell office:value-type="string" calcext:value-type="string">
            <text:p>['ap01', 'ap03', 'ap04', 'ap05', 'ap06', 'ap07', 'dh03', 'dh04', 'dh05', 'dh06', 'dh07', 'dh08', 'dh10', 'dh11']</text:p>
          </table:table-cell>
          <table:table-cell office:value-type="string" calcext:value-type="string">
            <text:p>['ap04', 'ap05', 'ap06', 'ap07', 'dh01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3', 'ap04', 'ap05', 'ap07', 'dh01', 'dh02', 'dh03', 'dh04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8', 'dh09', 'dh10', 'dh11']</text:p>
          </table:table-cell>
          <table:table-cell office:value-type="string" calcext:value-type="string">
            <text:p>['ap01', 'ap03', 'ap04', 'ap05', 'ap06', 'ap07', 'dh02', 'dh03', 'dh04', 'dh05', 'dh06', 'dh07', 'dh09', 'dh10', 'dh11']</text:p>
          </table:table-cell>
          <table:table-cell office:value-type="string" calcext:value-type="string">
            <text:p>['ap01', 'ap05', 'ap06', 'ap07', 'dh01', 'dh02', 'dh03', 'dh04', 'dh05', 'dh06', 'dh07', 'dh08', 'dh09', 'dh10', 'dh11']</text:p>
          </table:table-cell>
          <table:table-cell office:value-type="string" calcext:value-type="string">
            <text:p>['ap01', 'ap03', 'ap05', 'ap06', 'dh01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table:number-columns-repeated="2"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table:number-columns-repeated="2" office:value-type="string" calcext:value-type="string">
            <text:p>['ap01', 'ap03', 'ap04', 'ap05', 'ap06', 'ap07', 'dh01', 'dh02', 'dh03', 'dh04', 'dh05', 'dh06', 'dh07', 'dh08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